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solid" draw:fill-color="#dada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bitmap" draw:fill-image-name="a1307" style:repeat="repeat" draw:fill-image-width="1.52657in" draw:fill-image-height="1.53018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1">
      <style:graphic-properties style:vertical-pos="middl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solid" svg:stroke-width="0.01389in" svg:stroke-color="#000000" svg:stroke-opacity="100%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solid" draw:fill-color="#dada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style:vertical-pos="middl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style:vertical-pos="middl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dada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bitmap" draw:fill-image-name="a977" style:repeat="repeat" draw:fill-image-width="1.52657in" draw:fill-image-height="1.53018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solid" draw:fill-color="#dada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solid" svg:stroke-width="0.01389in" svg:stroke-color="#000000" svg:stroke-opacity="100%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style:vertical-pos="middl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style:vertical-pos="middl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style:vertical-pos="middl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style:vertical-pos="middl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style:vertical-pos="middl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style:vertical-pos="middl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Cambria Math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46464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style:vertical-pos="middl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style:vertical-pos="middl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3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3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9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3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234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03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3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46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23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12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051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95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08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15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1.9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2.85in"/>
      </text:list-level-style-number>
    </text:list-style>
    <text:list-style style:name="a998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18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119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221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2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31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39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902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in"/>
      </text:list-level-style-number>
      <text:list-level-style-number text:level="3" style:num-format="">
        <style:list-level-properties text:space-before="0.6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1.9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2.85in"/>
      </text:list-level-style-number>
    </text:list-style>
    <text:list-style style:name="a1274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0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51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242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12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24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16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92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123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21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30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126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033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3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30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</office:automatic-styles>
  <office:body>
    <office:presentation>
      <draw:page draw:name="Slide1" draw:style-name="a881" draw:master-page-name="Master1-Layout1-title-Titelfolie" presentation:presentation-page-layout-name="Master1-PPL1" draw:id="Slide-256">
        <draw:frame draw:id="id103" presentation:style-name="a888" draw:name="Titel 1" svg:x="2.58333in" svg:y="4.41667in" svg:width="7.08333in" svg:height="2in" presentation:class="title" presentation:placeholder="false">
          <draw:text-box>
            <text:p text:style-name="a887" text:class-names="" text:cond-style-name=""><text:span text:style-name="a882" text:class-names="">Implementation des RSA<text:s text:c="1"/></text:span><text:span text:style-name="a883" text:class-names="">Verschlüsselungs-algorithmus<text:s text:c="1"/></text:span><text:span text:style-name="a884" text:class-names="">in<text:s text:c="1"/></text:span><text:span text:style-name="a885" text:class-names="">Haskell</text:span><text:span text:style-name="a886" text:class-names=""/></text:p>
          </draw:text-box>
          <svg:title/>
          <svg:desc/>
        </draw:frame>
        <draw:frame draw:id="id104" presentation:style-name="a894" draw:name="Untertitel 2" svg:x="2.58333in" svg:y="6.6164in" svg:width="7.33333in" svg:height="0.75in" presentation:class="subtitle" presentation:placeholder="false">
          <draw:text-box>
            <text:p text:style-name="a890" text:class-names="" text:cond-style-name=""><text:span text:style-name="a889" text:class-names="">KPSP Projekt, <text:s text:c="1"/>FS 2013</text:span></text:p>
            <text:p text:style-name="a893" text:class-names="" text:cond-style-name=""><text:span text:style-name="a891" text:class-names="">Manuel Jenny, Christian Glatthard</text:span><text:span text:style-name="a892" text:class-names=""/></text:p>
          </draw:text-box>
          <svg:title/>
          <svg:desc/>
        </draw:frame>
      </draw:page>
      <draw:page draw:name="Slide2" draw:style-name="a895" draw:master-page-name="Master1-Layout2-obj-Titel-und-Inhalt" presentation:presentation-page-layout-name="Master1-PPL2" draw:id="Slide-257">
        <draw:frame draw:id="id105" presentation:style-name="a899" draw:name="Titel 1" svg:x="0.67in" svg:y="0.25in" svg:width="8.91667in" svg:height="1.08333in" presentation:class="title" presentation:placeholder="false">
          <draw:text-box>
            <text:p text:style-name="a898" text:class-names="" text:cond-style-name=""><text:span text:style-name="a896" text:class-names="">Übersicht</text:span><text:span text:style-name="a897" text:class-names=""/></text:p>
          </draw:text-box>
          <svg:title/>
          <svg:desc/>
        </draw:frame>
        <draw:frame draw:id="id106" presentation:style-name="a919" draw:name="Inhaltsplatzhalter 2" svg:x="0.67in" svg:y="1.75in" svg:width="8.91667in" svg:height="4.91667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Idee</text:span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Umsetzung in<text:s text:c="1"/></text:span><text:span text:style-name="a904" text:class-names="">Haskell</text:span><text:span text:style-name="a905" text:class-names=""/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8" text:class-names="">Verwendete<text:s text:c="1"/></text:span><text:span text:style-name="a909" text:class-names="">Konstrukte</text:span><text:span text:style-name="a910" text:class-names=""/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Codebeispiele</text:span></text:p>
                  </text:list-item>
                </text:list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Demo</text:span></text:p>
              </text:list-item>
            </text:list>
          </draw:text-box>
          <svg:title/>
          <svg:desc/>
        </draw:frame>
      </draw:page>
      <draw:page draw:name="Slide7" draw:style-name="a920" draw:master-page-name="Master1-Layout2-obj-Titel-und-Inhalt" presentation:presentation-page-layout-name="Master1-PPL2" draw:id="Slide-262">
        <draw:frame draw:id="id107" presentation:style-name="a924" draw:name="Titel 1" svg:x="0.67in" svg:y="0.25in" svg:width="8.91667in" svg:height="1.08333in" presentation:class="title" presentation:placeholder="false">
          <draw:text-box>
            <text:p text:style-name="a923" text:class-names="" text:cond-style-name=""><text:span text:style-name="a921" text:class-names="">Idee</text:span><text:span text:style-name="a922" text:class-names=""/></text:p>
          </draw:text-box>
          <svg:title/>
          <svg:desc/>
        </draw:frame>
        <draw:frame draw:id="id108" presentation:style-name="a952" draw:name="Inhaltsplatzhalter 2" svg:x="0.67in" svg:y="1.75in" svg:width="8.91667in" svg:height="4.91667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RSA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28" text:class-names="">benannt<text:s text:c="1"/></text:span><text:span text:style-name="a929" text:class-names="">nach den<text:s text:c="1"/></text:span><text:span text:style-name="a930" text:class-names="">Erfindern<text:s text:c="1"/></text:span><text:span text:style-name="a931" text:class-names="">Ron<text:s text:c="1"/></text:span><text:span text:style-name="a932" text:class-names="">Rivest</text:span><text:span text:style-name="a933" text:class-names="">, Adi<text:s text:c="1"/></text:span><text:span text:style-name="a934" text:class-names="">Shamir</text:span><text:span text:style-name="a935" text:class-names=""><text:s text:c="1"/>und Leonard<text:s text:c="1"/></text:span><text:span text:style-name="a936" text:class-names="">Adleman</text:span><text:span text:style-name="a937" text:class-names=""/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0" text:class-names="">a</text:span><text:span text:style-name="a941" text:class-names="">symmetrisches, kryptografisches Verschlüsselungsverfahren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Verwendung für Verschlüsselung und digitale Signatur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7" text:class-names="">privater &amp;<text:s text:c="1"/></text:span><text:span text:style-name="a948" text:class-names="">ö</text:span><text:span text:style-name="a949" text:class-names="">ffentlicher Schlüsse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76">
          <draw:page-thumbnail draw:page-number="3" svg:x="1.25in" svg:y="0.75in" svg:width="5in" svg:height="3.75in" presentation:class="page" draw:id="id109" presentation:style-name="a953" draw:name="Folienbildplatzhalter 1">
            <svg:title/>
            <svg:desc/>
          </draw:page-thumbnail>
          <draw:frame draw:id="id110" presentation:style-name="a972" draw:name="Notizenplatzhalter 2" svg:x="0.75in" svg:y="4.75in" svg:width="6in" svg:height="4.5in" presentation:class="notes" presentation:placeholder="false">
            <draw:text-box>
              <text:p text:style-name="a955" text:class-names="" text:cond-style-name=""><text:span text:style-name="a954" text:class-names="">p, e, n</text:span></text:p>
              <text:p text:style-name="a957" text:class-names="" text:cond-style-name=""><text:span text:style-name="a956" text:class-names=""/></text:p>
              <text:p text:style-name="a963" text:class-names="" text:cond-style-name=""><text:span text:style-name="a958" text:class-names="">Verschlüsseln:<text:s text:c="1"/></text:span><text:span text:style-name="a959" text:class-names="">m^e</text:span><text:span text:style-name="a960" text:class-names=""><text:s text:c="1"/></text:span><text:span text:style-name="a961" text:class-names="">mod</text:span><text:span text:style-name="a962" text:class-names=""><text:s text:c="1"/>n</text:span></text:p>
              <text:p text:style-name="a971" text:class-names="" text:cond-style-name=""><text:span text:style-name="a964" text:class-names="">Entschlüsseln:</text:span><text:span text:style-name="a965" text:class-names=""><text:s text:c="1"/></text:span><text:span text:style-name="a966" text:class-names="">c^p</text:span><text:span text:style-name="a967" text:class-names=""><text:s text:c="1"/></text:span><text:span text:style-name="a968" text:class-names="">mod</text:span><text:span text:style-name="a969" text:class-names=""><text:s text:c="1"/>n</text:span><text:span text:style-name="a970" text:class-names=""/></text:p>
            </draw:text-box>
            <svg:title/>
            <svg:desc/>
          </draw:frame>
          <draw:frame draw:id="id111" draw:style-name="a975" draw:name="Foliennummernplatzhalter 3" svg:x="4.24826in" svg:y="9.49826in" svg:width="3.25in" svg:height="0.5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78" draw:master-page-name="Master1-Layout3-secHead-Abschnitts-&#10;überschrift" presentation:presentation-page-layout-name="Master1-PPL3" draw:id="Slide-263">
        <draw:frame draw:id="id112" presentation:style-name="a979" draw:name="Textplatzhalter 4" svg:x="1.5in" svg:y="3in" svg:width="7.78993in" svg:height="1.82986in" presentation:class="outline" presentation:placeholder="true">
          <draw:text-box/>
          <svg:title/>
          <svg:desc/>
        </draw:frame>
        <draw:frame draw:id="id113" presentation:style-name="a984" draw:name="Titel 3" svg:x="1.5in" svg:y="1.75in" svg:width="8.33333in" svg:height="1.08333in" presentation:class="title" presentation:placeholder="false">
          <draw:text-box>
            <text:p text:style-name="a983" text:class-names="" text:cond-style-name=""><text:span text:style-name="a980" text:class-names="">Umsetzung in<text:s text:c="1"/></text:span><text:span text:style-name="a981" text:class-names="">Haskell</text:span><text:span text:style-name="a982" text:class-names=""/></text:p>
          </draw:text-box>
          <svg:title/>
          <svg:desc/>
        </draw:frame>
      </draw:page>
      <draw:page draw:name="Slide6" draw:style-name="a985" draw:master-page-name="Master1-Layout2-obj-Titel-und-Inhalt" presentation:presentation-page-layout-name="Master1-PPL2" draw:id="Slide-261">
        <draw:frame draw:id="id114" presentation:style-name="a992" draw:name="Titel 1" svg:x="0.67in" svg:y="0.25in" svg:width="8.91667in" svg:height="1.08333in" presentation:class="title" presentation:placeholder="false">
          <draw:text-box>
            <text:p text:style-name="a991" text:class-names="" text:cond-style-name=""><text:span text:style-name="a986" text:class-names="">Verwendete<text:s text:c="1"/></text:span><text:span text:style-name="a987" text:class-names="">Haskell</text:span><text:span text:style-name="a988" text:class-names=""><text:s text:c="1"/></text:span><text:span text:style-name="a989" text:class-names="">Konstrukte</text:span><text:span text:style-name="a990" text:class-names=""/></text:p>
          </draw:text-box>
          <svg:title/>
          <svg:desc/>
        </draw:frame>
        <draw:frame draw:id="id115" presentation:style-name="a1017" draw:name="Inhaltsplatzhalter 2" svg:x="0.67in" svg:y="1.75in" svg:width="8.91667in" svg:height="4.91667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System.IO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Rekursion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Pattern<text:s text:c="1"/></text:span><text:span text:style-name="a1000" text:class-names="">Matching</text:span><text:span text:style-name="a1001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Type Definition (</text:span><text:span text:style-name="a1005" text:class-names="">nachträglich</text:span><text:span text:style-name="a1006" text:class-names="">)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9" text:class-names="">Monad.Fix</text:span><text:span text:style-name="a1010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3" text:class-names="">Modularität</text:span><text:span text:style-name="a1014" text:class-names=""/></text:p>
              </text:list-item>
            </text:list>
          </draw:text-box>
          <svg:title/>
          <svg:desc/>
        </draw:frame>
      </draw:page>
      <draw:page draw:name="Slide3" draw:style-name="a1018" draw:master-page-name="Master1-Layout2-obj-Titel-und-Inhalt" presentation:presentation-page-layout-name="Master1-PPL2" draw:id="Slide-258">
        <draw:frame draw:id="id116" presentation:style-name="a1022" draw:name="Titel 1" svg:x="0.67in" svg:y="0.25in" svg:width="8.91667in" svg:height="1.08333in" presentation:class="title" presentation:placeholder="false">
          <draw:text-box>
            <text:p text:style-name="a1021" text:class-names="" text:cond-style-name=""><text:span text:style-name="a1019" text:class-names="">Codebeispiele</text:span><text:span text:style-name="a1020" text:class-names=""/></text:p>
          </draw:text-box>
          <svg:title/>
          <svg:desc/>
        </draw:frame>
        <draw:frame draw:id="id117" presentation:style-name="a1041" draw:name="Inhaltsplatzhalter 2" svg:x="0.67in" svg:y="1.75in" svg:width="8.91667in" svg:height="4.91667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3" text:class-names="">Modulares Potenzieren (Square &amp;<text:s text:c="1"/></text:span><text:span text:style-name="a1024" text:class-names="">Multiply</text:span><text:span text:style-name="a1025" text:class-names="">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Erweiterter Euklid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Schlüsselgenerierung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Ver</text:span><text:span text:style-name="a1035" text:class-names="">- und Entschlüsselung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9" draw:style-name="a1042" draw:master-page-name="Master1-Layout2-obj-Titel-und-Inhalt" presentation:presentation-page-layout-name="Master1-PPL2" draw:id="Slide-264">
        <draw:frame draw:id="id118" presentation:style-name="a1047" draw:name="Titel 1" svg:x="0.67in" svg:y="0.25in" svg:width="8.91667in" svg:height="1.08333in" presentation:class="title" presentation:placeholder="false">
          <draw:text-box>
            <text:p text:style-name="a1046" text:class-names="" text:cond-style-name=""><text:span text:style-name="a1043" text:class-names="">M</text:span><text:span text:style-name="a1044" text:class-names="">odulares Potenzieren</text:span><text:span text:style-name="a1045" text:class-names=""/></text:p>
          </draw:text-box>
          <svg:title/>
          <svg:desc/>
        </draw:frame>
        <draw:frame draw:id="id119" presentation:style-name="a1055" draw:name="Inhaltsplatzhalter 2" svg:x="0.67in" svg:y="1.75in" svg:width="8.91667in" svg:height="0.66127in" presentation:class="outline" presentation:placeholder="false">
          <draw:text-box>
            <text:list text:style-name="a1051">
              <text:list-item>
                <text:p text:style-name="a1050" text:class-names="" text:cond-style-name=""><draw:frame draw:style-name="a1048" text:anchor-type="as-char" svg:x="1173.61139in" svg:y="0in" svg:width="1.16264in" svg:height="0.3in" style:rel-width="scale" style:rel-height="scale"><draw:object xlink:href="Object 1/" xlink:type="simple" xlink:show="embed" xlink:actuate="onLoad"/></draw:frame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  <draw:frame draw:id="id120" draw:style-name="a1110" draw:name="Inhaltsplatzhalter 2" svg:x="0.66881in" svg:y="2.54717in" svg:width="8.50488in" svg:height="4.51028in">
          <draw:text-box>
            <text:p text:style-name="a1059" text:class-names="" text:cond-style-name=""><text:span text:style-name="a1056" text:class-names="">-- modular<text:s text:c="1"/></text:span><text:span text:style-name="a1057" text:class-names="">exponentiation</text:span><text:span text:style-name="a1058" text:class-names=""/></text:p>
            <text:p text:style-name="a1062" text:class-names="" text:cond-style-name=""><text:span text:style-name="a1060" text:class-names="">powerMod</text:span><text:span text:style-name="a1061" text:class-names=""><text:s text:c="1"/>:: Integer -&gt; Integer -&gt; Integer -&gt; Integer</text:span></text:p>
            <text:p text:style-name="a1069" text:class-names="" text:cond-style-name=""><text:span text:style-name="a1063" text:class-names="">powerMod</text:span><text:span text:style-name="a1064" text:class-names=""><text:s text:c="1"/>b e m =<text:s text:c="1"/></text:span><text:span text:style-name="a1065" text:class-names="">powerModExec</text:span><text:span text:style-name="a1066" text:class-names=""><text:s text:c="1"/>b (</text:span><text:span text:style-name="a1067" text:class-names="">toBin</text:span><text:span text:style-name="a1068" text:class-names=""><text:s text:c="1"/>e) m 1</text:span></text:p>
            <text:p text:style-name="a1071" text:class-names="" text:cond-style-name=""><text:span text:style-name="a1070" text:class-names=""/></text:p>
            <text:p text:style-name="a1077" text:class-names="" text:cond-style-name=""><text:span text:style-name="a1072" text:class-names=""><text:s text:c="1"/>-- modular<text:s text:c="1"/></text:span><text:span text:style-name="a1073" text:class-names="">exponentiation</text:span><text:span text:style-name="a1074" text:class-names=""><text:s text:c="1"/></text:span><text:span text:style-name="a1075" text:class-names="">execution</text:span><text:span text:style-name="a1076" text:class-names=""/></text:p>
            <text:p text:style-name="a1080" text:class-names="" text:cond-style-name=""><text:span text:style-name="a1078" text:class-names="">powerModExec</text:span><text:span text:style-name="a1079" text:class-names=""><text:s text:c="1"/>:: Integer -&gt; [Integer] -&gt; Integer -&gt; Integer -&gt; Integer</text:span></text:p>
            <text:p text:style-name="a1083" text:class-names="" text:cond-style-name=""><text:span text:style-name="a1081" text:class-names="">powerModExec</text:span><text:span text:style-name="a1082" text:class-names=""><text:s text:c="1"/>b e m c</text:span></text:p>
            <text:p text:style-name="a1085" text:class-names="" text:cond-style-name=""><text:span text:style-name="a1084" text:class-names=""><text:s text:c="4"/>| e == [] = c</text:span></text:p>
            <text:p text:style-name="a1097" text:class-names="" text:cond-style-name=""><text:span text:style-name="a1086" text:class-names=""><text:s text:c="4"/>|<text:s text:c="1"/></text:span><text:span text:style-name="a1087" text:class-names="">head</text:span><text:span text:style-name="a1088" text:class-names=""><text:s text:c="1"/>e == 1 =<text:s text:c="1"/></text:span><text:span text:style-name="a1089" text:class-names="">powerModExec</text:span><text:span text:style-name="a1090" text:class-names=""><text:s text:c="1"/>b (</text:span><text:span text:style-name="a1091" text:class-names="">tail</text:span><text:span text:style-name="a1092" text:class-names=""><text:s text:c="1"/>e) m ((c^2 `</text:span><text:span text:style-name="a1093" text:class-names="">mod</text:span><text:span text:style-name="a1094" text:class-names=""><text:s text:c="1"/>` m)*b `</text:span><text:span text:style-name="a1095" text:class-names="">mod</text:span><text:span text:style-name="a1096" text:class-names="">` m)</text:span></text:p>
            <text:p text:style-name="a1109" text:class-names="" text:cond-style-name=""><text:span text:style-name="a1098" text:class-names=""><text:s text:c="4"/>|<text:s text:c="1"/></text:span><text:span text:style-name="a1099" text:class-names="">otherwise</text:span><text:span text:style-name="a1100" text:class-names=""><text:s text:c="1"/>=<text:s text:c="1"/></text:span><text:span text:style-name="a1101" text:class-names="">powerModExec</text:span><text:span text:style-name="a1102" text:class-names=""><text:s text:c="1"/>b (</text:span><text:span text:style-name="a1103" text:class-names="">tail</text:span><text:span text:style-name="a1104" text:class-names=""><text:s text:c="1"/>e) m (c^2 `</text:span><text:span text:style-name="a1105" text:class-names="">mod</text:span><text:span text:style-name="a1106" text:class-names="">` m</text:span><text:span text:style-name="a1107" text:class-names="">)</text:span><text:span text:style-name="a1108" text:class-names=""/></text:p>
          </draw:text-box>
          <svg:title/>
          <svg:desc/>
        </draw:frame>
      </draw:page>
      <draw:page draw:name="Slide10" draw:style-name="a1111" draw:master-page-name="Master1-Layout2-obj-Titel-und-Inhalt" presentation:presentation-page-layout-name="Master1-PPL2" draw:id="Slide-265">
        <draw:frame draw:id="id121" presentation:style-name="a1115" draw:name="Titel 1" svg:x="0.67in" svg:y="0.25in" svg:width="8.91667in" svg:height="1.08333in" presentation:class="title" presentation:placeholder="false">
          <draw:text-box>
            <text:p text:style-name="a1114" text:class-names="" text:cond-style-name=""><text:span text:style-name="a1112" text:class-names="">Erweiterter Euklid</text:span><text:span text:style-name="a1113" text:class-names=""/></text:p>
          </draw:text-box>
          <svg:title/>
          <svg:desc/>
        </draw:frame>
        <draw:frame draw:id="id122" presentation:style-name="a1127" draw:name="Inhaltsplatzhalter 2" svg:x="0.67in" svg:y="1.75in" svg:width="8.91667in" svg:height="1.52751in" presentation:class="outline" presentation:placeholder="false">
          <draw:text-box>
            <text:list text:style-name="a1119">
              <text:list-item>
                <text:p text:style-name="a1118" text:class-names="" text:cond-style-name=""><draw:frame draw:style-name="a1116" text:anchor-type="as-char" svg:x="1172.77729in" svg:y="0in" svg:width="2.83076in" svg:height="0.3in" style:rel-width="scale" style:rel-height="scale"><draw:object xlink:href="Object 2/" xlink:type="simple" xlink:show="embed" xlink:actuate="onLoad"/></draw:frame><text:span text:style-name="a1117" text:class-names=""/></text:p>
              </text:list-item>
            </text:list>
            <text:list text:style-name="a1123">
              <text:list-item>
                <text:p text:style-name="a1122" text:class-names="" text:cond-style-name=""><draw:frame draw:style-name="a1120" text:anchor-type="as-char" svg:x="1173.08382in" svg:y="0in" svg:width="2.21771in" svg:height="0.3in" style:rel-width="scale" style:rel-height="scale"><draw:object xlink:href="Object 3/" xlink:type="simple" xlink:show="embed" xlink:actuate="onLoad"/></draw:frame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draw:frame draw:id="id123" draw:style-name="a1165" draw:name="Inhaltsplatzhalter 2" svg:x="0.66881in" svg:y="3.435in" svg:width="8.50488in" svg:height="3.62245in">
          <draw:text-box>
            <text:p text:style-name="a1135" text:class-names="" text:cond-style-name=""><text:span text:style-name="a1128" text:class-names="">--<text:s text:c="1"/></text:span><text:span text:style-name="a1129" text:class-names="">extended</text:span><text:span text:style-name="a1130" text:class-names=""><text:s text:c="1"/></text:span><text:span text:style-name="a1131" text:class-names="">euclidean</text:span><text:span text:style-name="a1132" text:class-names=""><text:s text:c="1"/></text:span><text:span text:style-name="a1133" text:class-names="">algorithm</text:span><text:span text:style-name="a1134" text:class-names=""/></text:p>
            <text:p text:style-name="a1138" text:class-names="" text:cond-style-name=""><text:span text:style-name="a1136" text:class-names="">euclid</text:span><text:span text:style-name="a1137" text:class-names=""><text:s text:c="1"/>:: Integer -&gt; Integer -&gt; (Integer, Integer)</text:span></text:p>
            <text:p text:style-name="a1143" text:class-names="" text:cond-style-name=""><text:span text:style-name="a1139" text:class-names="">euclid</text:span><text:span text:style-name="a1140" text:class-names=""><text:s text:c="1"/>0 n</text:span><text:span text:style-name="a1141" text:class-names=""><text:s text:c="1"/></text:span><text:span text:style-name="a1142" text:class-names="">= (0,1)</text:span></text:p>
            <text:p text:style-name="a1146" text:class-names="" text:cond-style-name=""><text:span text:style-name="a1144" text:class-names="">euclid</text:span><text:span text:style-name="a1145" text:class-names=""><text:s text:c="1"/>e n</text:span></text:p>
            <text:p text:style-name="a1148" text:class-names="" text:cond-style-name=""><text:span text:style-name="a1147" text:class-names=""><text:s text:c="2"/>| n == 0 = (1,0)</text:span></text:p>
            <text:p text:style-name="a1152" text:class-names="" text:cond-style-name=""><text:span text:style-name="a1149" text:class-names=""><text:s text:c="2"/>|<text:s text:c="1"/></text:span><text:span text:style-name="a1150" text:class-names="">otherwise</text:span><text:span text:style-name="a1151" text:class-names=""><text:s text:c="1"/>= (t, s-q*t)</text:span></text:p>
            <text:p text:style-name="a1156" text:class-names="" text:cond-style-name=""><text:span text:style-name="a1153" text:class-names=""><text:s text:c="4"/></text:span><text:span text:style-name="a1154" text:class-names="">where</text:span><text:span text:style-name="a1155" text:class-names=""/></text:p>
            <text:p text:style-name="a1160" text:class-names="" text:cond-style-name=""><text:span text:style-name="a1157" text:class-names=""><text:s text:c="6"/>(q, r) =<text:s text:c="1"/></text:span><text:span text:style-name="a1158" text:class-names="">quotRem</text:span><text:span text:style-name="a1159" text:class-names=""><text:s text:c="1"/>e n</text:span></text:p>
            <text:p text:style-name="a1164" text:class-names="" text:cond-style-name=""><text:span text:style-name="a1161" text:class-names=""><text:s text:c="6"/>(s, t) =<text:s text:c="1"/></text:span><text:span text:style-name="a1162" text:class-names="">euclid</text:span><text:span text:style-name="a1163" text:class-names=""><text:s text:c="1"/>n r</text:span></text:p>
          </draw:text-box>
          <svg:title/>
          <svg:desc/>
        </draw:frame>
        <presentation:notes draw:style-name="a1207">
          <draw:page-thumbnail draw:page-number="8" svg:x="1.25in" svg:y="0.75in" svg:width="5in" svg:height="3.75in" presentation:class="page" draw:id="id124" presentation:style-name="a1166" draw:name="Folienbildplatzhalter 1">
            <svg:title/>
            <svg:desc/>
          </draw:page-thumbnail>
          <draw:frame draw:id="id125" presentation:style-name="a1203" draw:name="Notizenplatzhalter 2" svg:x="0.75in" svg:y="4.75in" svg:width="6in" svg:height="4.5in" presentation:class="notes" presentation:placeholder="false">
            <draw:text-box>
              <text:p text:style-name="a1174" text:class-names="" text:cond-style-name=""><text:span text:style-name="a1167" text:class-names="">--<text:s text:c="1"/></text:span><text:span text:style-name="a1168" text:class-names="">extended</text:span><text:span text:style-name="a1169" text:class-names=""><text:s text:c="1"/></text:span><text:span text:style-name="a1170" text:class-names="">euclidean</text:span><text:span text:style-name="a1171" text:class-names=""><text:s text:c="1"/></text:span><text:span text:style-name="a1172" text:class-names="">algorithm</text:span><text:span text:style-name="a1173" text:class-names=""/></text:p>
              <text:p text:style-name="a1177" text:class-names="" text:cond-style-name=""><text:span text:style-name="a1175" text:class-names="">euclid</text:span><text:span text:style-name="a1176" text:class-names=""><text:s text:c="1"/>:: Integer -&gt; Integer -&gt; (Integer, Integer)</text:span></text:p>
              <text:p text:style-name="a1180" text:class-names="" text:cond-style-name=""><text:span text:style-name="a1178" text:class-names="">euclid</text:span><text:span text:style-name="a1179" text:class-names=""><text:s text:c="1"/>0 _ = (0,1)</text:span></text:p>
              <text:p text:style-name="a1185" text:class-names="" text:cond-style-name=""><text:span text:style-name="a1181" text:class-names="">euclid</text:span><text:span text:style-name="a1182" text:class-names=""><text:s text:c="1"/>_ 0</text:span><text:span text:style-name="a1183" text:class-names=""><text:s text:c="1"/>= (1,0)</text:span><text:span text:style-name="a1184" text:class-names=""/></text:p>
              <text:p text:style-name="a1188" text:class-names="" text:cond-style-name=""><text:span text:style-name="a1186" text:class-names="">euclid</text:span><text:span text:style-name="a1187" text:class-names=""><text:s text:c="1"/>e n = (t, s-q*t)</text:span></text:p>
              <text:p text:style-name="a1192" text:class-names="" text:cond-style-name=""><text:span text:style-name="a1189" text:class-names=""><text:s text:c="4"/></text:span><text:span text:style-name="a1190" text:class-names="">where</text:span><text:span text:style-name="a1191" text:class-names=""/></text:p>
              <text:p text:style-name="a1196" text:class-names="" text:cond-style-name=""><text:span text:style-name="a1193" text:class-names=""><text:s text:c="6"/>(q, r) =<text:s text:c="1"/></text:span><text:span text:style-name="a1194" text:class-names="">quotRem</text:span><text:span text:style-name="a1195" text:class-names=""><text:s text:c="1"/>e n</text:span></text:p>
              <text:p text:style-name="a1200" text:class-names="" text:cond-style-name=""><text:span text:style-name="a1197" text:class-names=""><text:s text:c="6"/>(s, t) =<text:s text:c="1"/></text:span><text:span text:style-name="a1198" text:class-names="">euclid</text:span><text:span text:style-name="a1199" text:class-names=""><text:s text:c="1"/>n r</text:span></text:p>
              <text:p text:style-name="a1202" text:class-names="" text:cond-style-name=""><text:span text:style-name="a1201" text:class-names=""/></text:p>
            </draw:text-box>
            <svg:title/>
            <svg:desc/>
          </draw:frame>
          <draw:frame draw:id="id126" draw:style-name="a1206" draw:name="Foliennummernplatzhalter 3" svg:x="4.24826in" svg:y="9.49826in" svg:width="3.25in" svg:height="0.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208" draw:master-page-name="Master1-Layout2-obj-Titel-und-Inhalt" presentation:presentation-page-layout-name="Master1-PPL2" draw:id="Slide-266">
        <draw:frame draw:id="id127" presentation:style-name="a1212" draw:name="Titel 1" svg:x="0.67in" svg:y="0.25in" svg:width="8.91667in" svg:height="1.08333in" presentation:class="title" presentation:placeholder="false">
          <draw:text-box>
            <text:p text:style-name="a1211" text:class-names="" text:cond-style-name=""><text:span text:style-name="a1209" text:class-names="">Schlüsselgenerierung</text:span><text:span text:style-name="a1210" text:class-names=""/></text:p>
          </draw:text-box>
          <svg:title/>
          <svg:desc/>
        </draw:frame>
        <draw:frame draw:id="id128" presentation:style-name="a1248" draw:name="Inhaltsplatzhalter 2" svg:x="0.67in" svg:y="1.75in" svg:width="8.91667in" svg:height="4.91667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3" text:class-names="">Wähle<text:s text:c="1"/></text:span><draw:frame draw:style-name="a1214" text:anchor-type="as-char" svg:x="1173.75292in" svg:y="0in" svg:width="0.87958in" svg:height="0.3in" style:rel-width="scale" style:rel-height="scale"><draw:object xlink:href="Object 4/" xlink:type="simple" xlink:show="embed" xlink:actuate="onLoad"/></draw:frame><text:span text:style-name="a1215" text:class-names=""/></text:p>
              </text:list-item>
            </text:list>
            <text:list text:style-name="a1221">
              <text:list-item>
                <text:p text:style-name="a1220" text:class-names="" text:cond-style-name=""><draw:frame draw:style-name="a1218" text:anchor-type="as-char" svg:x="1172.05264in" svg:y="0in" svg:width="4.28007in" svg:height="0.3in" style:rel-width="scale" style:rel-height="scale"><draw:object xlink:href="Object 5/" xlink:type="simple" xlink:show="embed" xlink:actuate="onLoad"/></draw:frame><text:span text:style-name="a1219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2" text:class-names="">Wähle<text:s text:c="1"/></text:span><draw:frame draw:style-name="a1223" text:anchor-type="as-char" svg:x="1174.09361in" svg:y="0in" svg:width="0.19819in" svg:height="0.3in" style:rel-width="scale" style:rel-height="scale"><draw:object xlink:href="Object 6/" xlink:type="simple" xlink:show="embed" xlink:actuate="onLoad"/></draw:frame><text:span text:style-name="a1224" text:class-names=""><text:s text:c="1"/>teilerfremd zu<text:s text:c="1"/></text:span><draw:frame draw:style-name="a1225" text:anchor-type="as-char" svg:x="1173.89229in" svg:y="0in" svg:width="0.60083in" svg:height="0.3in" style:rel-width="scale" style:rel-height="scale"><draw:object xlink:href="Object 7/" xlink:type="simple" xlink:show="embed" xlink:actuate="onLoad"/></draw:frame><text:span text:style-name="a1226" text:class-names=""><text:s text:c="1"/>und<text:s text:c="1"/></text:span><draw:frame draw:style-name="a1227" text:anchor-type="as-char" svg:x="1173.43167in" svg:y="0in" svg:width="1.52208in" svg:height="0.3in" style:rel-width="scale" style:rel-height="scale"><draw:object xlink:href="Object 8/" xlink:type="simple" xlink:show="embed" xlink:actuate="onLoad"/></draw:frame><text:span text:style-name="a1228" text:class-names=""/></text:p>
              </text:list-item>
            </text:list>
            <text:list text:style-name="a1234">
              <text:list-item>
                <text:p text:style-name="a1233" text:class-names="" text:cond-style-name=""><draw:frame draw:style-name="a1231" text:anchor-type="as-char" svg:x="1173.09951in" svg:y="0in" svg:width="2.18639in" svg:height="0.3in" style:rel-width="scale" style:rel-height="scale"><draw:object xlink:href="Object 9/" xlink:type="simple" xlink:show="embed" xlink:actuate="onLoad"/></draw:frame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8" text:class-names="">Privater Schlüssel: (</text:span><text:span text:style-name="a1239" text:class-names="">d,n</text:span><text:span text:style-name="a1240" text:class-names="">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3" text:class-names="">Öffentlicher Schlüssel: (</text:span><text:span text:style-name="a1244" text:class-names="">e,n</text:span><text:span text:style-name="a1245" text:class-names="">)</text:span></text:p>
              </text:list-item>
            </text:list>
          </draw:text-box>
          <svg:title/>
          <svg:desc/>
        </draw:frame>
        <presentation:notes draw:style-name="a1258">
          <draw:page-thumbnail draw:page-number="9" svg:x="1.25in" svg:y="0.75in" svg:width="5in" svg:height="3.75in" presentation:class="page" draw:id="id129" presentation:style-name="a1249" draw:name="Folienbildplatzhalter 1">
            <svg:title/>
            <svg:desc/>
          </draw:page-thumbnail>
          <draw:frame draw:id="id130" presentation:style-name="a1254" draw:name="Notizenplatzhalter 2" svg:x="0.75in" svg:y="4.75in" svg:width="6in" svg:height="4.5in" presentation:class="notes" presentation:placeholder="false">
            <draw:text-box>
              <text:p text:style-name="a1253" text:class-names="" text:cond-style-name=""><text:span text:style-name="a1250" text:class-names="">P =</text:span><text:span text:style-name="a1251" text:class-names=""><text:s text:c="1"/>Menge der Primzahlen</text:span><text:span text:style-name="a1252" text:class-names=""/></text:p>
            </draw:text-box>
            <svg:title/>
            <svg:desc/>
          </draw:frame>
          <draw:frame draw:id="id131" draw:style-name="a1257" draw:name="Foliennummernplatzhalter 3" svg:x="4.24826in" svg:y="9.49826in" svg:width="3.25in" svg:height="0.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59" draw:master-page-name="Master1-Layout2-obj-Titel-und-Inhalt" presentation:presentation-page-layout-name="Master1-PPL2" draw:id="Slide-267">
        <draw:frame draw:id="id132" presentation:style-name="a1264" draw:name="Titel 1" svg:x="0.67in" svg:y="0.25in" svg:width="8.91667in" svg:height="1.08333in" presentation:class="title" presentation:placeholder="false">
          <draw:text-box>
            <text:p text:style-name="a1263" text:class-names="" text:cond-style-name=""><text:span text:style-name="a1260" text:class-names="">Ver</text:span><text:span text:style-name="a1261" text:class-names="">- und Entschlüsseln</text:span><text:span text:style-name="a1262" text:class-names=""/></text:p>
          </draw:text-box>
          <svg:title/>
          <svg:desc/>
        </draw:frame>
        <draw:frame draw:id="id133" presentation:style-name="a1275" draw:name="Inhaltsplatzhalter 2" svg:x="0.67in" svg:y="1.75in" svg:width="8.91667in" svg:height="1.37001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5" text:class-names="">Verschlüsseln:<text:s text:c="1"/></text:span><draw:frame draw:style-name="a1266" text:anchor-type="as-char" svg:x="1173.4191in" svg:y="0in" svg:width="1.54722in" svg:height="0.3in" style:rel-width="scale" style:rel-height="scale"><draw:object xlink:href="Object 10/" xlink:type="simple" xlink:show="embed" xlink:actuate="onLoad"/></draw:frame><text:span text:style-name="a1267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0" text:class-names="">Entschlüsseln:<text:s text:c="1"/></text:span><draw:frame draw:style-name="a1271" text:anchor-type="as-char" svg:x="1173.40813in" svg:y="0in" svg:width="1.56917in" svg:height="0.30535in" style:rel-width="scale" style:rel-height="scale"><draw:object xlink:href="Object 11/" xlink:type="simple" xlink:show="embed" xlink:actuate="onLoad"/></draw:frame><text:span text:style-name="a1272" text:class-names=""/></text:p>
              </text:list-item>
            </text:list>
          </draw:text-box>
          <svg:title/>
          <svg:desc/>
        </draw:frame>
        <draw:frame draw:id="id134" draw:style-name="a1290" draw:name="Inhaltsplatzhalter 2" svg:x="0.66881in" svg:y="3.48248in" svg:width="8.91667in" svg:height="1.37001in">
          <draw:text-box>
            <text:p text:style-name="a1281" text:class-names="" text:cond-style-name=""><text:span text:style-name="a1276" text:class-names="">--<text:s text:c="1"/></text:span><text:span text:style-name="a1277" text:class-names="">executes</text:span><text:span text:style-name="a1278" text:class-names=""><text:s text:c="1"/></text:span><text:span text:style-name="a1279" text:class-names="">encryption</text:span><text:span text:style-name="a1280" text:class-names=""/></text:p>
            <text:p text:style-name="a1284" text:class-names="" text:cond-style-name=""><text:span text:style-name="a1282" text:class-names="">encryptExec</text:span><text:span text:style-name="a1283" text:class-names=""><text:s text:c="1"/>:: Integer -&gt; Integer -&gt; Integer -&gt; Integer</text:span></text:p>
            <text:p text:style-name="a1289" text:class-names="" text:cond-style-name=""><text:span text:style-name="a1285" text:class-names="">encryptExec</text:span><text:span text:style-name="a1286" text:class-names=""><text:s text:c="1"/>e n m =<text:s text:c="1"/></text:span><text:span text:style-name="a1287" text:class-names="">powerMod</text:span><text:span text:style-name="a1288" text:class-names=""><text:s text:c="1"/>m e n</text:span></text:p>
          </draw:text-box>
          <svg:title/>
          <svg:desc/>
        </draw:frame>
        <draw:frame draw:id="id135" draw:style-name="a1306" draw:name="Inhaltsplatzhalter 2" svg:x="0.66881in" svg:y="5.2937in" svg:width="8.91667in" svg:height="1.37001in">
          <draw:text-box>
            <text:p text:style-name="a1296" text:class-names="" text:cond-style-name=""><text:span text:style-name="a1291" text:class-names="">--<text:s text:c="1"/></text:span><text:span text:style-name="a1292" text:class-names="">executes</text:span><text:span text:style-name="a1293" text:class-names=""><text:s text:c="1"/></text:span><text:span text:style-name="a1294" text:class-names="">decryption</text:span><text:span text:style-name="a1295" text:class-names=""/></text:p>
            <text:p text:style-name="a1299" text:class-names="" text:cond-style-name=""><text:span text:style-name="a1297" text:class-names="">decryptExec</text:span><text:span text:style-name="a1298" text:class-names=""><text:s text:c="1"/>:: Integer -&gt; Integer -&gt; Integer -&gt; Integer</text:span></text:p>
            <text:p text:style-name="a1305" text:class-names="" text:cond-style-name=""><text:span text:style-name="a1300" text:class-names="">decryptExec</text:span><text:span text:style-name="a1301" text:class-names=""><text:s text:c="1"/>d n c =<text:s text:c="1"/></text:span><text:span text:style-name="a1302" text:class-names="">powerMod</text:span><text:span text:style-name="a1303" text:class-names=""><text:s text:c="1"/>c d n</text:span><text:span text:style-name="a1304" text:class-names=""/></text:p>
          </draw:text-box>
          <svg:title/>
          <svg:desc/>
        </draw:frame>
      </draw:page>
      <draw:page draw:name="Slide5" draw:style-name="a1308" draw:master-page-name="Master1-Layout3-secHead-Abschnitts-&#10;überschrift" presentation:presentation-page-layout-name="Master1-PPL3" draw:id="Slide-260">
        <draw:frame draw:id="id136" presentation:style-name="a1309" draw:name="Textplatzhalter 5" svg:x="1.5in" svg:y="3in" svg:width="7.78993in" svg:height="1.82986in" presentation:class="outline" presentation:placeholder="true">
          <draw:text-box/>
          <svg:title/>
          <svg:desc/>
        </draw:frame>
        <draw:frame draw:id="id137" presentation:style-name="a1313" draw:name="Titel 1" svg:x="1.5in" svg:y="1.75in" svg:width="8.33333in" svg:height="1.08333in" presentation:class="title" presentation:placeholder="false">
          <draw:text-box>
            <text:p text:style-name="a1312" text:class-names="" text:cond-style-name=""><text:span text:style-name="a1310" text:class-names="">Demo</text:span><text:span text:style-name="a1311" text:class-names=""/></text:p>
          </draw:text-box>
          <svg:title/>
          <svg:desc/>
        </draw:frame>
        <presentation:notes draw:style-name="a1336">
          <draw:page-thumbnail draw:page-number="11" svg:x="1.25in" svg:y="0.75in" svg:width="5in" svg:height="3.75in" presentation:class="page" draw:id="id138" presentation:style-name="a1314" draw:name="Folienbildplatzhalter 1">
            <svg:title/>
            <svg:desc/>
          </draw:page-thumbnail>
          <draw:frame draw:id="id139" presentation:style-name="a1332" draw:name="Notizenplatzhalter 2" svg:x="0.75in" svg:y="4.75in" svg:width="6in" svg:height="4.5in" presentation:class="notes" presentation:placeholder="false">
            <draw:text-box>
              <text:list text:style-name="a1318">
                <text:list-item>
                  <text:p text:style-name="a1317" text:class-names="" text:cond-style-name=""><text:span text:style-name="a1315" text:class-names="">generateKeyPair</text:span><text:span text:style-name="a1316" text:class-names=""/></text:p>
                </text:list-item>
              </text:list>
              <text:list text:style-name="a1322">
                <text:list-item>
                  <text:p text:style-name="a1321" text:class-names="" text:cond-style-name=""><text:span text:style-name="a1319" text:class-names="">Encrypt</text:span><text:span text:style-name="a1320" text:class-names=""/></text:p>
                </text:list-item>
              </text:list>
              <text:list text:style-name="a1326">
                <text:list-item>
                  <text:p text:style-name="a1325" text:class-names="" text:cond-style-name=""><text:span text:style-name="a1323" text:class-names="">Decrypt</text:span><text:span text:style-name="a1324" text:class-names=""/></text:p>
                </text:list-item>
              </text:list>
              <text:list text:style-name="a1329">
                <text:list-item>
                  <text:p text:style-name="a1328" text:class-names="" text:cond-style-name=""><text:span text:style-name="a1327" text:class-names=""/></text:p>
                </text:list-item>
              </text:list>
              <text:p text:style-name="a1331" text:class-names="" text:cond-style-name=""><text:span text:style-name="a1330" text:class-names=""/></text:p>
            </draw:text-box>
            <svg:title/>
            <svg:desc/>
          </draw:frame>
          <draw:frame draw:id="id140" draw:style-name="a1335" draw:name="Foliennummernplatzhalter 3" svg:x="4.24826in" svg:y="9.49826in" svg:width="3.25in" svg:height="0.5in">
            <draw:text-box>
              <text:p text:style-name="a1334" text:class-names="" text:cond-style-name=""><text:span text:style-name="a133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58333in" svg:y="4.41667in" svg:width="7.08333in" svg:height="2in"/>
      <presentation:placeholder presentation:object="subtitle" svg:x="2.58333in" svg:y="6.6164in" svg:width="7.33333in" svg:height="0.75in"/>
      <presentation:placeholder presentation:object="date-time" svg:x="0.08333in" svg:y="6.63681in" svg:width="2.25in" svg:height="0.75in"/>
      <presentation:placeholder presentation:object="footer" svg:x="2.28061in" svg:y="0.25868in" svg:width="6.41667in" svg:height="0.39931in"/>
      <presentation:placeholder presentation:object="page-number" svg:x="8.75in" svg:y="0.25in" svg:width="0.91667in" svg:height="0.41667in"/>
    </style:presentation-page-layout>
    <style:presentation-page-layout style:name="Master1-PPL2" style:display-name="Titel und Inhalt">
      <presentation:placeholder presentation:object="title" svg:x="0.67in" svg:y="0.25in" svg:width="8.91667in" svg:height="1.08333in"/>
      <presentation:placeholder presentation:object="date-time" svg:x="6.66667in" svg:y="6.83333in" svg:width="2.91667in" svg:height="0.39931in"/>
      <presentation:placeholder presentation:object="footer" svg:x="0.66667in" svg:y="6.83312in" svg:width="5.92857in" svg:height="0.39931in"/>
      <presentation:placeholder presentation:object="page-number" svg:x="0in" svg:y="1.39132in" svg:width="0.58333in" svg:height="0.26736in"/>
      <presentation:placeholder presentation:object="object" svg:x="0.67in" svg:y="1.75in" svg:width="8.91667in" svg:height="4.91667in"/>
    </style:presentation-page-layout>
    <style:presentation-page-layout style:name="Master1-PPL3" style:display-name="Abschnitts-&#10;überschrift">
      <presentation:placeholder presentation:object="outline" svg:x="1.5in" svg:y="3in" svg:width="7.78993in" svg:height="1.82986in"/>
      <presentation:placeholder presentation:object="title" svg:x="1.5in" svg:y="1.75in" svg:width="8.33333in" svg:height="1.08333in"/>
      <presentation:placeholder presentation:object="date-time" svg:x="6.66667in" svg:y="6.83333in" svg:width="2.91667in" svg:height="0.39931in"/>
      <presentation:placeholder presentation:object="page-number" svg:x="0in" svg:y="1.91667in" svg:width="1.41667in" svg:height="0.76736in"/>
      <presentation:placeholder presentation:object="footer" svg:x="0.66667in" svg:y="6.83312in" svg:width="5.92857in" svg:height="0.39931in"/>
    </style:presentation-page-layout>
    <style:presentation-page-layout style:name="Master1-PPL4" style:display-name="Zwei Inhalte">
      <presentation:placeholder presentation:object="title" svg:x="0.66667in" svg:y="0.25in" svg:width="8.91667in" svg:height="1.08333in"/>
      <presentation:placeholder presentation:object="object" svg:x="0.66667in" svg:y="1.73837in" svg:width="4.25in" svg:height="5in"/>
      <presentation:placeholder presentation:object="object" svg:x="5.29845in" svg:y="1.73837in" svg:width="4.25in" svg:height="5in"/>
      <presentation:placeholder presentation:object="date-time" svg:x="6.66667in" svg:y="6.83333in" svg:width="2.91667in" svg:height="0.39931in"/>
      <presentation:placeholder presentation:object="page-number" svg:x="0in" svg:y="1.39132in" svg:width="0.58333in" svg:height="0.26736in"/>
      <presentation:placeholder presentation:object="footer" svg:x="0.66667in" svg:y="6.83312in" svg:width="5.92857in" svg:height="0.39931in"/>
    </style:presentation-page-layout>
    <style:presentation-page-layout style:name="Master1-PPL5" style:display-name="Vergleich">
      <presentation:placeholder presentation:object="title" svg:x="0.58333in" svg:y="0.29861in" svg:width="8.91667in" svg:height="0.95139in"/>
      <presentation:placeholder presentation:object="object" svg:x="0.66667in" svg:y="2.66667in" svg:width="4.25in" svg:height="3.91667in"/>
      <presentation:placeholder presentation:object="object" svg:x="5.25in" svg:y="2.66667in" svg:width="4.25in" svg:height="3.91667in"/>
      <presentation:placeholder presentation:object="date-time" svg:x="6.66667in" svg:y="6.83333in" svg:width="2.91667in" svg:height="0.39931in"/>
      <presentation:placeholder presentation:object="page-number" svg:x="0in" svg:y="1.39132in" svg:width="0.58333in" svg:height="0.26736in"/>
      <presentation:placeholder presentation:object="footer" svg:x="0.66667in" svg:y="6.83312in" svg:width="5.92857in" svg:height="0.39931in"/>
      <presentation:placeholder presentation:object="outline" svg:x="0.66667in" svg:y="1.91667in" svg:width="4.25in" svg:height="0.7in"/>
      <presentation:placeholder presentation:object="outline" svg:x="5.25in" svg:y="1.91667in" svg:width="4.25in" svg:height="0.7in"/>
    </style:presentation-page-layout>
    <style:presentation-page-layout style:name="Master1-PPL6" style:display-name="Nur Titel">
      <presentation:placeholder presentation:object="title" svg:x="0.66667in" svg:y="0.25in" svg:width="8.91667in" svg:height="1.08333in"/>
      <presentation:placeholder presentation:object="date-time" svg:x="6.66667in" svg:y="6.83333in" svg:width="2.91667in" svg:height="0.39931in"/>
      <presentation:placeholder presentation:object="footer" svg:x="0.66667in" svg:y="6.83312in" svg:width="5.92857in" svg:height="0.39931in"/>
      <presentation:placeholder presentation:object="page-number" svg:x="0in" svg:y="1.39132in" svg:width="0.58333in" svg:height="0.26736in"/>
    </style:presentation-page-layout>
    <style:presentation-page-layout style:name="Master1-PPL7" style:display-name="Leer">
      <presentation:placeholder presentation:object="date-time" svg:x="6.66667in" svg:y="6.83333in" svg:width="2.91667in" svg:height="0.39931in"/>
      <presentation:placeholder presentation:object="footer" svg:x="0.66667in" svg:y="6.83312in" svg:width="5.92857in" svg:height="0.39931in"/>
      <presentation:placeholder presentation:object="page-number" svg:x="0in" svg:y="6.83333in" svg:width="0.58333in" svg:height="0.41667in"/>
    </style:presentation-page-layout>
    <style:presentation-page-layout style:name="Master1-PPL8" style:display-name="Inhalt mit Überschrift">
      <presentation:placeholder presentation:object="title" svg:x="0.66667in" svg:y="0.29861in" svg:width="8.83333in" svg:height="0.95139in"/>
      <presentation:placeholder presentation:object="date-time" svg:x="6.66667in" svg:y="6.83333in" svg:width="2.91667in" svg:height="0.39931in"/>
      <presentation:placeholder presentation:object="footer" svg:x="0.66667in" svg:y="6.83312in" svg:width="5.92857in" svg:height="0.39931in"/>
      <presentation:placeholder presentation:object="page-number" svg:x="0in" svg:y="1.39132in" svg:width="0.58333in" svg:height="0.26736in"/>
      <presentation:placeholder presentation:object="outline" svg:x="0.66667in" svg:y="1.91667in" svg:width="1.75in" svg:height="4.75in"/>
      <presentation:placeholder presentation:object="object" svg:x="2.58333in" svg:y="1.91667in" svg:width="7in" svg:height="4.83333in"/>
    </style:presentation-page-layout>
    <style:presentation-page-layout style:name="Master1-PPL9" style:display-name="Bild mit Überschrift">
      <presentation:placeholder presentation:object="outline" svg:x="1.75in" svg:y="6in" svg:width="8in" svg:height="0.75in"/>
      <presentation:placeholder presentation:object="title" svg:x="1.75in" svg:y="5.08333in" svg:width="8in" svg:height="0.75in"/>
      <presentation:placeholder presentation:object="date-time" svg:x="6.83333in" svg:y="6.83333in" svg:width="2.91667in" svg:height="0.39931in"/>
      <presentation:placeholder presentation:object="page-number" svg:x="0in" svg:y="5.10417in" svg:width="1.58333in" svg:height="0.7257in"/>
      <presentation:placeholder presentation:object="footer" svg:x="1.75in" svg:y="6.83312in" svg:width="5in" svg:height="0.39931in"/>
      <presentation:placeholder presentation:object="graphic" svg:x="1.70667in" svg:y="0in" svg:width="8.29333in" svg:height="4.99667in"/>
    </style:presentation-page-layout>
    <style:presentation-page-layout style:name="Master1-PPL10" style:display-name="Titel und vertikaler Text">
      <presentation:placeholder presentation:object="title" svg:x="0.66667in" svg:y="0.25in" svg:width="8.91667in" svg:height="1.08333in"/>
      <presentation:placeholder presentation:object="outline" svg:x="0.67in" svg:y="1.75in" svg:width="8.91667in" svg:height="4.95in"/>
      <presentation:placeholder presentation:object="date-time" svg:x="6.66667in" svg:y="6.83333in" svg:width="2.91667in" svg:height="0.39931in"/>
      <presentation:placeholder presentation:object="footer" svg:x="0.66667in" svg:y="6.83312in" svg:width="5.92857in" svg:height="0.39931in"/>
      <presentation:placeholder presentation:object="page-number" svg:x="0in" svg:y="1.39132in" svg:width="0.58333in" svg:height="0.26736in"/>
    </style:presentation-page-layout>
    <style:presentation-page-layout style:name="Master1-PPL11" style:display-name="Vertikaler Titel und Text">
      <presentation:placeholder presentation:object="title" svg:x="7.16667in" svg:y="0.66667in" svg:width="2.25in" svg:height="6.03299in"/>
      <presentation:placeholder presentation:object="outline" svg:x="0.5in" svg:y="0.66667in" svg:width="6.08333in" svg:height="6.03299in"/>
      <presentation:placeholder presentation:object="date-time" svg:x="7.16667in" svg:y="6.83334in" svg:width="2.41667in" svg:height="0.39931in"/>
      <presentation:placeholder presentation:object="footer" svg:x="0.5in" svg:y="6.83312in" svg:width="6.09524in" svg:height="0.39931in"/>
      <presentation:placeholder presentation:object="page-number" svg:x="6.55035in" svg:y="0.15799in" svg:width="0.58333in" svg:height="0.26736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307" xlink:href="" xlink:show="embed" xlink:actuate="onLoad"/>
    <draw:fill-image draw:name="a215" xlink:href="" xlink:show="embed" xlink:actuate="onLoad"/>
    <draw:fill-image draw:name="a658" xlink:href="" xlink:show="embed" xlink:actuate="onLoad"/>
    <draw:fill-image draw:name="a977" xlink:href="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">
      <style:drawing-page-properties draw:fill="bitmap" draw:fill-image-name="a215" style:repeat="repeat" draw:fill-image-width="0.02778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6">
      <style:drawing-page-properties draw:fill="solid" draw:fill-color="#464646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text-transform="uppercase" fo:color="#def5fa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solid" draw:fill-color="#cde0e8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09722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2in" fo:padding-bottom="0.1in" fo:padding-left="0.15in" fo:padding-right="0.15in" draw:textarea-vertical-align="top" draw:textarea-horizontal-align="left" draw:fill="solid" draw:fill-color="#da1f28" draw:opacity="100%" draw:stroke="solid" svg:stroke-width="0.05556in" svg:stroke-color="#da1f28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.3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7in" fo:margin-right="0in" fo:text-indent="-0.3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bitmap" draw:fill-image-name="a658" style:repeat="repeat" draw:fill-image-width="0.02778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solid" draw:fill-color="#da1f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solid" draw:fill-color="#39639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da1f28" draw:opacity="100%" draw:stroke="none" draw:auto-grow-width="false" draw:auto-grow-height="false"/>
      <style:paragraph-properties style:font-independent-line-spacing="true" style:writing-mode="lr-tb"/>
    </style:style>
    <text:list-style style:name="a304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2.9in"/>
      </text:list-level-style-number>
      <text:list-level-style-number text:level="9" style:num-format="">
        <style:list-level-properties text:space-before="3.2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312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405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315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408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318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812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815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321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414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325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418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821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13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2.9in"/>
      </text:list-level-style-number>
      <text:list-level-style-number text:level="9" style:num-format="">
        <style:list-level-properties text:space-before="3.2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295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298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2.9in"/>
      </text:list-level-style-number>
      <text:list-level-style-number text:level="9" style:num-format="">
        <style:list-level-properties text:space-before="3.2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2.9in"/>
      </text:list-level-style-number>
      <text:list-level-style-number text:level="9" style:num-format="">
        <style:list-level-properties text:space-before="3.2in"/>
      </text:list-level-style-number>
    </text:list-style>
    <text:list-style style:name="a167">
      <text:list-level-style-bullet text:level="1" text:bullet-char="">
        <style:list-level-properties text:space-before="0in" text:min-label-width="0.35in"/>
        <style:text-properties fo:color="#da1f28" fo:font-family="Wingdings" style:font-charset="x-symbol" fo:font-size="60%"/>
      </text:list-level-style-bullet>
      <text:list-level-style-bullet text:level="2" text:bullet-char="">
        <style:list-level-properties text:space-before="0.35in" text:min-label-width="0.35in"/>
        <style:text-properties fo:color="#da1f28" fo:font-family="Wingdings" style:font-charset="x-symbol" fo:font-size="60%"/>
      </text:list-level-style-bullet>
      <text:list-level-style-bullet text:level="3" text:bullet-char="">
        <style:list-level-properties text:space-before="0.65in" text:min-label-width="0.35in"/>
        <style:text-properties fo:color="#da1f28" fo:font-family="Wingdings" style:font-charset="x-symbol" fo:font-size="60%"/>
      </text:list-level-style-bullet>
      <text:list-level-style-bullet text:level="4" text:bullet-char="">
        <style:list-level-properties text:space-before="1.15in" text:min-label-width="0.35in"/>
        <style:text-properties fo:color="#da1f28" fo:font-family="Wingdings" style:font-charset="x-symbol" fo:font-size="60%"/>
      </text:list-level-style-bullet>
      <text:list-level-style-bullet text:level="5" text:bullet-char="">
        <style:list-level-properties text:space-before="1.65in" text:min-label-width="0.35in"/>
        <style:text-properties fo:color="#da1f28" fo:font-family="Wingdings" style:font-charset="x-symbol" fo:font-size="60%"/>
      </text:list-level-style-bullet>
      <text:list-level-style-bullet text:level="6" text:bullet-char="">
        <style:list-level-properties text:space-before="1.95in" text:min-label-width="0.35in"/>
        <style:text-properties fo:color="#da1f28" fo:font-family="Wingdings" style:font-charset="x-symbol" fo:font-size="60%"/>
      </text:list-level-style-bullet>
      <text:list-level-style-bullet text:level="7" text:bullet-char="">
        <style:list-level-properties text:space-before="2.25in" text:min-label-width="0.35in"/>
        <style:text-properties fo:color="#da1f28" fo:font-family="Wingdings" style:font-charset="x-symbol" fo:font-size="60%"/>
      </text:list-level-style-bullet>
      <text:list-level-style-bullet text:level="8" text:bullet-char="">
        <style:list-level-properties text:space-before="2.55in" text:min-label-width="0.35in"/>
        <style:text-properties fo:color="#da1f28" fo:font-family="Wingdings" style:font-charset="x-symbol" fo:font-size="60%"/>
      </text:list-level-style-bullet>
      <text:list-level-style-bullet text:level="9" text:bullet-char="">
        <style:list-level-properties text:space-before="2.85in" text:min-label-width="0.35in"/>
        <style:text-properties fo:color="#da1f28" fo:font-family="Wingdings" style:font-charset="x-symbol" fo:font-size="6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2.9in"/>
      </text:list-level-style-number>
      <text:list-level-style-number text:level="9" style:num-format="">
        <style:list-level-properties text:space-before="3.2in"/>
      </text:list-level-style-number>
    </text:list-style>
    <text:list-style style:name="a754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text:list-style style:name="a391">
      <text:list-level-style-bullet text:level="1" text:bullet-char="">
        <style:list-level-properties text:space-before="0.05in" text:min-label-width="0.3in"/>
        <style:text-properties fo:color="#2da2bf" fo:font-family="Wingdings 2" style:font-charset="x-symbol" fo:font-size="70%"/>
      </text:list-level-style-bullet>
      <text:list-level-style-bullet text:level="2" text:bullet-char="">
        <style:list-level-properties text:space-before="0.4in" text:min-label-width="0.3in"/>
        <style:text-properties fo:color="#2da2bf" fo:font-family="Wingdings 2" style:font-charset="x-symbol" fo:font-size="70%"/>
      </text:list-level-style-bullet>
      <text:list-level-style-bullet text:level="3" text:bullet-char="">
        <style:list-level-properties text:space-before="0.7in" text:min-label-width="0.3in"/>
        <style:text-properties fo:color="#2da2bf" fo:font-family="Wingdings 2" style:font-charset="x-symbol" fo:font-size="70%"/>
      </text:list-level-style-bullet>
      <text:list-level-style-bullet text:level="4" text:bullet-char="">
        <style:list-level-properties text:space-before="1.2in" text:min-label-width="0.3in"/>
        <style:text-properties fo:color="#2da2bf" fo:font-family="Wingdings 2" style:font-charset="x-symbol" fo:font-size="70%"/>
      </text:list-level-style-bullet>
      <text:list-level-style-bullet text:level="5" text:bullet-char="">
        <style:list-level-properties text:space-before="1.7in" text:min-label-width="0.3in"/>
        <style:text-properties fo:color="#2da2bf" fo:font-family="Wingdings 2" style:font-charset="x-symbol" fo:font-size="70%"/>
      </text:list-level-style-bullet>
      <text:list-level-style-bullet text:level="6" text:bullet-char="">
        <style:list-level-properties text:space-before="2in" text:min-label-width="0.3in"/>
        <style:text-properties fo:color="#2da2bf" fo:font-family="Wingdings 2" style:font-charset="x-symbol" fo:font-size="70%"/>
      </text:list-level-style-bullet>
      <text:list-level-style-bullet text:level="7" text:bullet-char="">
        <style:list-level-properties text:space-before="2.3in" text:min-label-width="0.3in"/>
        <style:text-properties fo:color="#2da2bf" fo:font-family="Wingdings 2" style:font-charset="x-symbol" fo:font-size="70%"/>
      </text:list-level-style-bullet>
      <text:list-level-style-bullet text:level="8" text:bullet-char="">
        <style:list-level-properties text:space-before="2.6in" text:min-label-width="0.3in"/>
        <style:text-properties fo:color="#2da2bf" fo:font-family="Wingdings 2" style:font-charset="x-symbol" fo:font-size="70%"/>
      </text:list-level-style-bullet>
      <text:list-level-style-bullet text:level="9" text:bullet-char="">
        <style:list-level-properties text:space-before="2.9in" text:min-label-width="0.3in"/>
        <style:text-properties fo:color="#2da2bf" fo:font-family="Wingdings 2" style:font-charset="x-symbol" fo:font-size="70%"/>
      </text:list-level-style-bullet>
    </text:list-style>
    <text:list-style style:name="a758">
      <text:list-level-style-bullet text:level="1" text:bullet-char="">
        <style:list-level-properties text:space-before="0.1in" text:min-label-width="0.25in"/>
        <style:text-properties fo:color="#39639d" fo:font-family="Wingdings" style:font-charset="x-symbol" fo:font-size="65%"/>
      </text:list-level-style-bullet>
      <text:list-level-style-bullet text:level="2" text:bullet-char="">
        <style:list-level-properties text:space-before="0.45in" text:min-label-width="0.25in"/>
        <style:text-properties fo:color="#39639d" fo:font-family="Wingdings" style:font-charset="x-symbol" fo:font-size="65%"/>
      </text:list-level-style-bullet>
      <text:list-level-style-bullet text:level="3" text:bullet-char="">
        <style:list-level-properties text:space-before="0.75in" text:min-label-width="0.25in"/>
        <style:text-properties fo:color="#39639d" fo:font-family="Wingdings" style:font-charset="x-symbol" fo:font-size="65%"/>
      </text:list-level-style-bullet>
      <text:list-level-style-bullet text:level="4" text:bullet-char="">
        <style:list-level-properties text:space-before="1.25in" text:min-label-width="0.25in"/>
        <style:text-properties fo:color="#39639d" fo:font-family="Wingdings" style:font-charset="x-symbol" fo:font-size="65%"/>
      </text:list-level-style-bullet>
      <text:list-level-style-bullet text:level="5" text:bullet-char="">
        <style:list-level-properties text:space-before="1.75in" text:min-label-width="0.25in"/>
        <style:text-properties fo:color="#39639d" fo:font-family="Wingdings" style:font-charset="x-symbol" fo:font-size="65%"/>
      </text:list-level-style-bullet>
      <text:list-level-style-bullet text:level="6" text:bullet-char="">
        <style:list-level-properties text:space-before="2.05in" text:min-label-width="0.25in"/>
        <style:text-properties fo:color="#39639d" fo:font-family="Wingdings" style:font-charset="x-symbol" fo:font-size="65%"/>
      </text:list-level-style-bullet>
      <text:list-level-style-bullet text:level="7" text:bullet-char="">
        <style:list-level-properties text:space-before="2.35in" text:min-label-width="0.25in"/>
        <style:text-properties fo:color="#39639d" fo:font-family="Wingdings" style:font-charset="x-symbol" fo:font-size="65%"/>
      </text:list-level-style-bullet>
      <text:list-level-style-bullet text:level="8" text:bullet-char="">
        <style:list-level-properties text:space-before="2.65in" text:min-label-width="0.25in"/>
        <style:text-properties fo:color="#39639d" fo:font-family="Wingdings" style:font-charset="x-symbol" fo:font-size="65%"/>
      </text:list-level-style-bullet>
      <text:list-level-style-bullet text:level="9" text:bullet-char="">
        <style:list-level-properties text:space-before="2.95in" text:min-label-width="0.25in"/>
        <style:text-properties fo:color="#39639d" fo:font-family="Wingdings" style:font-charset="x-symbol" fo:font-size="65%"/>
      </text:list-level-style-bullet>
    </text:list-style>
    <text:list-style style:name="a394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301">
      <text:list-level-style-bullet text:level="1" text:bullet-char="">
        <style:list-level-properties text:space-before="0.1in" text:min-label-width="0.25in"/>
        <style:text-properties fo:color="#da1f28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da1f28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da1f28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da1f28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da1f28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da1f28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da1f28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da1f28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da1f28" fo:font-family="Wingdings" style:font-charset="x-symbol" fo:font-size="75%"/>
      </text:list-level-style-bullet>
    </text:list-style>
    <text:list-style style:name="a397">
      <text:list-level-style-bullet text:level="1" text:bullet-char="">
        <style:list-level-properties text:space-before="0.1in" text:min-label-width="0.25in"/>
        <style:text-properties fo:color="#eb641b" fo:font-family="Wingdings" style:font-charset="x-symbol" fo:font-size="75%"/>
      </text:list-level-style-bullet>
      <text:list-level-style-bullet text:level="2" text:bullet-char="">
        <style:list-level-properties text:space-before="0.45in" text:min-label-width="0.25in"/>
        <style:text-properties fo:color="#eb641b" fo:font-family="Wingdings" style:font-charset="x-symbol" fo:font-size="75%"/>
      </text:list-level-style-bullet>
      <text:list-level-style-bullet text:level="3" text:bullet-char="">
        <style:list-level-properties text:space-before="0.75in" text:min-label-width="0.25in"/>
        <style:text-properties fo:color="#eb641b" fo:font-family="Wingdings" style:font-charset="x-symbol" fo:font-size="75%"/>
      </text:list-level-style-bullet>
      <text:list-level-style-bullet text:level="4" text:bullet-char="">
        <style:list-level-properties text:space-before="1.25in" text:min-label-width="0.25in"/>
        <style:text-properties fo:color="#eb641b" fo:font-family="Wingdings" style:font-charset="x-symbol" fo:font-size="75%"/>
      </text:list-level-style-bullet>
      <text:list-level-style-bullet text:level="5" text:bullet-char="">
        <style:list-level-properties text:space-before="1.75in" text:min-label-width="0.25in"/>
        <style:text-properties fo:color="#eb641b" fo:font-family="Wingdings" style:font-charset="x-symbol" fo:font-size="75%"/>
      </text:list-level-style-bullet>
      <text:list-level-style-bullet text:level="6" text:bullet-char="">
        <style:list-level-properties text:space-before="2.05in" text:min-label-width="0.25in"/>
        <style:text-properties fo:color="#eb641b" fo:font-family="Wingdings" style:font-charset="x-symbol" fo:font-size="75%"/>
      </text:list-level-style-bullet>
      <text:list-level-style-bullet text:level="7" text:bullet-char="">
        <style:list-level-properties text:space-before="2.35in" text:min-label-width="0.25in"/>
        <style:text-properties fo:color="#eb641b" fo:font-family="Wingdings" style:font-charset="x-symbol" fo:font-size="75%"/>
      </text:list-level-style-bullet>
      <text:list-level-style-bullet text:level="8" text:bullet-char="">
        <style:list-level-properties text:space-before="2.65in" text:min-label-width="0.25in"/>
        <style:text-properties fo:color="#eb641b" fo:font-family="Wingdings" style:font-charset="x-symbol" fo:font-size="75%"/>
      </text:list-level-style-bullet>
      <text:list-level-style-bullet text:level="9" text:bullet-char="">
        <style:list-level-properties text:space-before="2.95in" text:min-label-width="0.25in"/>
        <style:text-properties fo:color="#eb641b" fo:font-family="Wingdings" style:font-charset="x-symbol" fo:font-size="75%"/>
      </text:list-level-style-bullet>
    </text:list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athea" style:page-layout-name="pageLayout1" draw:style-name="a0">
      <draw:frame draw:id="id0" presentation:style-name="a4" draw:name="Titelplatzhalter 21" svg:x="0.66667in" svg:y="0.25in" svg:width="8.91667in" svg:height="1.0833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12" svg:x="0.67in" svg:y="1.75in" svg:width="8.91667in" svg:height="4.9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13" svg:x="6.66667in" svg:y="6.83333in" svg:width="2.91667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2" svg:x="0.66667in" svg:y="6.83312in" svg:width="5.9285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custom-shape svg:x="0in" svg:y="1.35in" svg:width="10in" svg:height="0.35in" draw:id="id4" draw:style-name="a32" draw:name="Rechteck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5" draw:style-name="a35" draw:name="Rechteck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6" draw:style-name="a38" draw:name="Rechteck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42" draw:name="Foliennummernplatzhalter 22" svg:x="0in" svg:y="1.39132in" svg:width="0.58333in" svg:height="0.26736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/></text:span><text:span text:style-name="a40" text:class-names=""/></text:p>
        </draw:text-box>
        <svg:title/>
        <svg:desc/>
      </draw:frame>
      <presentation:notes style:page-layout-name="pageLayout2" draw:style-name="a75">
        <draw:frame draw:id="id8" presentation:style-name="a45" draw:name="Kopfzeilenplatzhalt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50" draw:name="Datumsplatzhalter 2" svg:x="4.24826in" svg:y="0in" svg:width="3.25in" svg:height="0.5in" presentation:class="date-time" presentation:placeholder="false">
          <draw:text-box>
  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51" draw:name="Folienbildplatzhalter 3">
          <svg:title/>
          <svg:desc/>
        </draw:page-thumbnail>
        <draw:frame draw:id="id11" presentation:style-name="a67" draw:name="Notizenplatzhalter 4" svg:x="0.75in" svg:y="4.75in" svg:width="6in" svg:height="4.5in" presentation:class="notes" presentation:placeholder="false">
          <draw:text-box>
            <text:p text:style-name="a53" text:class-names="" text:cond-style-name=""><text:span text:style-name="a52" text:class-names="">Textmasterformat bearbeiten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Zweite Ebene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Fünfte Ebene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Fußzeilenplatzhalter 5" svg:x="0in" svg:y="9.49826in" svg:width="3.25in" svg:height="0.5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4" draw:name="Foliennummernplatzhalter 6" svg:x="4.24826in" svg:y="9.49826in" svg:width="3.25in" svg:height="0.5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/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6">
      <draw:custom-shape svg:x="0in" svg:y="6.53in" svg:width="10in" svg:height="0.97in" draw:id="id14" draw:style-name="a79" draw:name="Rechteck 6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in" svg:y="6.62in" svg:width="2.46in" svg:height="0.78in" draw:id="id15" draw:style-name="a82" draw:name="Rechteck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58in" svg:y="6.61in" svg:width="7.42in" svg:height="0.78in" draw:id="id16" draw:style-name="a85" draw:name="Rechteck 10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9" draw:name="Titel 7" svg:x="2.58333in" svg:y="4.41667in" svg:width="7.08333in" svg:height="2in" presentation:class="title" presentation:placeholder="false">
        <draw:text-box>
          <text:p text:style-name="a88" text:class-names="" text:cond-style-name=""><text:span text:style-name="a86" text:class-names="">Titelmasterformat durch Klicken bearbeiten</text:span><text:span text:style-name="a87" text:class-names=""/></text:p>
        </draw:text-box>
        <svg:title/>
        <svg:desc/>
      </draw:frame>
      <draw:frame draw:id="id18" presentation:style-name="a93" draw:name="Untertitel 8" svg:x="2.58333in" svg:y="6.6164in" svg:width="7.33333in" svg:height="0.75in" presentation:class="subtitle" presentation:placeholder="false">
        <draw:text-box>
          <text:p text:style-name="a92" text:class-names="" text:cond-style-name=""><text:span text:style-name="a90" text:class-names="">Formatvorlage des Untertitelmasters durch Klicken bearbeiten</text:span><text:span text:style-name="a91" text:class-names=""/></text:p>
        </draw:text-box>
        <svg:title/>
        <svg:desc/>
      </draw:frame>
      <draw:frame draw:id="id19" presentation:style-name="a98" draw:name="Datumsplatzhalter 27" svg:x="0.08333in" svg:y="6.63681in" svg:width="2.25in" svg:height="0.75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/></text:span><text:span text:style-name="a96" text:class-names=""/></text:p>
        </draw:text-box>
        <svg:title/>
        <svg:desc/>
      </draw:frame>
      <draw:frame draw:id="id20" presentation:style-name="a101" draw:name="Fußzeilenplatzhalter 16" svg:x="2.28061in" svg:y="0.25868in" svg:width="6.41667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1" presentation:style-name="a105" draw:name="Foliennummernplatzhalter 28" svg:x="8.75in" svg:y="0.25in" svg:width="0.91667in" svg:height="0.41667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</draw:text-box>
        <svg:title/>
        <svg:desc/>
      </draw:frame>
      <presentation:notes style:page-layout-name="pageLayout2" draw:style-name="a138">
        <draw:frame draw:id="id8" presentation:style-name="a108" draw:name="Kopfzeilenplatzhalter 1" svg:x="0in" svg:y="0in" svg:width="3.25in" svg:height="0.5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3" draw:name="Datumsplatzhalter 2" svg:x="4.24826in" svg:y="0in" svg:width="3.25in" svg:height="0.5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114" draw:name="Folienbildplatzhalter 3">
          <svg:title/>
          <svg:desc/>
        </draw:page-thumbnail>
        <draw:frame draw:id="id11" presentation:style-name="a130" draw:name="Notizenplatzhalter 4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>Textmasterformat bearbeite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Zweite Ebene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ünfte Ebene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3" draw:name="Fußzeilenplatzhalt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3" presentation:style-name="a137" draw:name="Foliennummernplatzhalt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9">
      <draw:custom-shape svg:x="0in" svg:y="1.35in" svg:width="10in" svg:height="0.35in" draw:id="id22" draw:layer="Master1-bg" draw:style-name="a142" draw:name="Rechteck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23" draw:layer="Master1-bg" draw:style-name="a145" draw:name="Rechteck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24" draw:layer="Master1-bg" draw:style-name="a148" draw:name="Rechteck 9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52" draw:name="Titel 1" svg:x="0.67in" svg:y="0.25in" svg:width="8.91667in" svg:height="1.08333in" presentation:class="title" presentation:placeholder="false">
        <draw:text-box>
          <text:p text:style-name="a151" text:class-names="" text:cond-style-name=""><text:span text:style-name="a149" text:class-names="">Titelmasterformat durch Klicken bearbeiten</text:span><text:span text:style-name="a150" text:class-names=""/></text:p>
        </draw:text-box>
        <svg:title/>
        <svg:desc/>
      </draw:frame>
      <draw:frame draw:id="id26" presentation:style-name="a157" draw:name="Datumsplatzhalter 3" svg:x="6.66667in" svg:y="6.83333in" svg:width="2.91667in" svg:height="0.39931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/></text:span><text:span text:style-name="a155" text:class-names=""/></text:p>
        </draw:text-box>
        <svg:title/>
        <svg:desc/>
      </draw:frame>
      <draw:frame draw:id="id27" presentation:style-name="a160" draw:name="Fußzeilenplatzhalter 4" svg:x="0.66667in" svg:y="6.83312in" svg:width="5.92857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8" presentation:style-name="a164" draw:name="Foliennummernplatzhalter 5" svg:x="0in" svg:y="1.39132in" svg:width="0.58333in" svg:height="0.26736in" presentation:class="page-number" presentation:placeholder="false">
        <draw:text-box>
          <text:p text:style-name="a163" text:class-names="" text:cond-style-name=""><text:span text:style-name="a161" text:class-names=""><text:page-number style:num-format="1" text:fixed="false"/></text:span><text:span text:style-name="a162" text:class-names=""/></text:p>
        </draw:text-box>
        <svg:title/>
        <svg:desc/>
      </draw:frame>
      <draw:frame draw:id="id29" presentation:style-name="a181" draw:name="Inhaltsplatzhalter 7" svg:x="0.67in" svg:y="1.75in" svg:width="8.91667in" svg:height="4.91667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Zweite Ebene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ünfte Ebene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4">
        <draw:frame draw:id="id8" presentation:style-name="a184" draw:name="Kopfzeilenplatzhalter 1" svg:x="0in" svg:y="0in" svg:width="3.25in" svg:height="0.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9" presentation:style-name="a189" draw:name="Datumsplatzhalter 2" svg:x="4.24826in" svg:y="0in" svg:width="3.25in" svg:height="0.5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190" draw:name="Folienbildplatzhalter 3">
          <svg:title/>
          <svg:desc/>
        </draw:page-thumbnail>
        <draw:frame draw:id="id11" presentation:style-name="a206" draw:name="Notizenplatzhalter 4" svg:x="0.75in" svg:y="4.75in" svg:width="6in" svg:height="4.5in" presentation:class="notes" presentation:placeholder="false">
          <draw:text-box>
            <text:p text:style-name="a192" text:class-names="" text:cond-style-name=""><text:span text:style-name="a191" text:class-names="">Textmasterformat bearbeiten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Zweite Ebene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Fünfte Ebene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9" draw:name="Fußzeilenplatzhalter 5" svg:x="0in" svg:y="9.49826in" svg:width="3.25in" svg:height="0.5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3" presentation:style-name="a213" draw:name="Foliennummernplatzhalter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16">
      <draw:frame draw:id="id30" presentation:style-name="a220" draw:name="Textplatzhalter 2" svg:x="1.5in" svg:y="3in" svg:width="7.78993in" svg:height="1.82986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Textmasterformat bearbeiten</text:span></text:p>
            </text:list-item>
          </text:list>
        </draw:text-box>
        <svg:title/>
        <svg:desc/>
      </draw:frame>
      <draw:custom-shape svg:x="0in" svg:y="1.66667in" svg:width="10in" svg:height="1.25in" draw:id="id31" draw:style-name="a223" draw:name="Rechteck 6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5in" svg:width="1.41667in" svg:height="1.08333in" draw:id="id32" draw:style-name="a226" draw:name="Rechteck 7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in" svg:y="1.75in" svg:width="8.5in" svg:height="1.08333in" draw:id="id33" draw:style-name="a229" draw:name="Rechteck 8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33" draw:name="Titel 1" svg:x="1.5in" svg:y="1.75in" svg:width="8.33333in" svg:height="1.08333in" presentation:class="title" presentation:placeholder="false">
        <draw:text-box>
          <text:p text:style-name="a232" text:class-names="" text:cond-style-name=""><text:span text:style-name="a230" text:class-names="">Titelmasterformat durch Klicken bearbeiten</text:span><text:span text:style-name="a231" text:class-names=""/></text:p>
        </draw:text-box>
        <svg:title/>
        <svg:desc/>
      </draw:frame>
      <draw:frame draw:id="id35" presentation:style-name="a238" draw:name="Datumsplatzhalter 11" svg:x="6.66667in" svg:y="6.83333in" svg:width="2.91667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36" presentation:style-name="a242" draw:name="Foliennummernplatzhalter 12" svg:x="0in" svg:y="1.91667in" svg:width="1.41667in" svg:height="0.76736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</draw:text-box>
        <svg:title/>
        <svg:desc/>
      </draw:frame>
      <draw:frame draw:id="id37" presentation:style-name="a245" draw:name="Fußzeilenplatzhalter 13" svg:x="0.66667in" svg:y="6.83312in" svg:width="5.9285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presentation:notes style:page-layout-name="pageLayout2" draw:style-name="a278">
        <draw:frame draw:id="id8" presentation:style-name="a248" draw:name="Kopfzeilenplatzhalter 1" svg:x="0in" svg:y="0in" svg:width="3.25in" svg:height="0.5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3" draw:name="Datumsplatzhalter 2" svg:x="4.24826in" svg:y="0in" svg:width="3.25in" svg:height="0.5in" presentation:class="date-time" presentation:placeholder="false">
          <draw:text-box>
            <text:p text:style-name="a252" text:class-names="" text:cond-style-name=""><text:span text:style-name="a249" text:class-names=""><text:date text:fixed="false" style:data-style-name="a250"/></text:span><text:span text:style-name="a251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254" draw:name="Folienbildplatzhalter 3">
          <svg:title/>
          <svg:desc/>
        </draw:page-thumbnail>
        <draw:frame draw:id="id11" presentation:style-name="a270" draw:name="Notizenplatzhalter 4" svg:x="0.75in" svg:y="4.75in" svg:width="6in" svg:height="4.5in" presentation:class="notes" presentation:placeholder="false">
          <draw:text-box>
            <text:p text:style-name="a256" text:class-names="" text:cond-style-name=""><text:span text:style-name="a255" text:class-names="">Textmasterformat bearbeiten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Zweite Ebene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ünfte Ebene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3" draw:name="Fußzeilenplatzhalter 5" svg:x="0in" svg:y="9.49826in" svg:width="3.25in" svg:height="0.5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3" presentation:style-name="a277" draw:name="Foliennummernplatzhalter 6" svg:x="4.24826in" svg:y="9.49826in" svg:width="3.25in" svg:height="0.5in" presentation:class="page-number" presentation:placeholder="false">
          <draw:text-box>
            <text:p text:style-name="a276" text:class-names="" text:cond-style-name=""><text:span text:style-name="a274" text:class-names=""><text:page-number style:num-format="1" text:fixed="false"/></text:span><text:span text:style-name="a275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9">
      <draw:custom-shape svg:x="0in" svg:y="1.35in" svg:width="10in" svg:height="0.35in" draw:id="id38" draw:layer="Master1-bg" draw:style-name="a282" draw:name="Rechteck 12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39" draw:layer="Master1-bg" draw:style-name="a285" draw:name="Rechteck 13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40" draw:layer="Master1-bg" draw:style-name="a288" draw:name="Rechteck 14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92" draw:name="Titel 1" svg:x="0.66667in" svg:y="0.25in" svg:width="8.91667in" svg:height="1.08333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2" presentation:style-name="a309" draw:name="Inhaltsplatzhalter 8" svg:x="0.66667in" svg:y="1.73837in" svg:width="4.25in" svg:height="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Textmasterformat bearbeiten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Zweite Ebene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ünfte Ebene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26" draw:name="Inhaltsplatzhalter 10" svg:x="5.29845in" svg:y="1.73837in" svg:width="4.25in" svg:height="5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Textmaster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31" draw:name="Datumsplatzhalter 7" svg:x="6.66667in" svg:y="6.83333in" svg:width="2.91667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5" presentation:style-name="a335" draw:name="Foliennummernplatzhalter 9" svg:x="0in" svg:y="1.39132in" svg:width="0.58333in" svg:height="0.26736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title/>
        <svg:desc/>
      </draw:frame>
      <draw:frame draw:id="id46" presentation:style-name="a338" draw:name="Fußzeilenplatzhalter 11" svg:x="0.66667in" svg:y="6.83312in" svg:width="5.92857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presentation:notes style:page-layout-name="pageLayout2" draw:style-name="a371">
        <draw:frame draw:id="id8" presentation:style-name="a341" draw:name="Kopfzeilenplatzhalter 1" svg:x="0in" svg:y="0in" svg:width="3.25in" svg:height="0.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6" draw:name="Datumsplatzhalter 2" svg:x="4.24826in" svg:y="0in" svg:width="3.25in" svg:height="0.5in" presentation:class="date-time" presentation:placeholder="false">
          <draw:text-box>
            <text:p text:style-name="a345" text:class-names="" text:cond-style-name=""><text:span text:style-name="a342" text:class-names=""><text:date text:fixed="false" style:data-style-name="a343"/></text:span><text:span text:style-name="a344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347" draw:name="Folienbildplatzhalter 3">
          <svg:title/>
          <svg:desc/>
        </draw:page-thumbnail>
        <draw:frame draw:id="id11" presentation:style-name="a363" draw:name="Notizenplatzhalter 4" svg:x="0.75in" svg:y="4.75in" svg:width="6in" svg:height="4.5in" presentation:class="notes" presentation:placeholder="false">
          <draw:text-box>
            <text:p text:style-name="a349" text:class-names="" text:cond-style-name=""><text:span text:style-name="a348" text:class-names="">Textmasterformat bearbeiten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Zweite Ebene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59" text:class-names="">Fünfte Ebene</text:span><text:span text:style-name="a3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6" draw:name="Fußzeilenplatzhalt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3" presentation:style-name="a370" draw:name="Foliennummernplatzhalter 6" svg:x="4.24826in" svg:y="9.49826in" svg:width="3.25in" svg:height="0.5in" presentation:class="page-number" presentation:placeholder="false">
          <draw:text-box>
            <text:p text:style-name="a369" text:class-names="" text:cond-style-name=""><text:span text:style-name="a367" text:class-names=""><text:page-number style:num-format="1" text:fixed="false"/></text:span><text:span text:style-name="a368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72">
      <draw:custom-shape svg:x="0in" svg:y="1.35in" svg:width="10in" svg:height="0.35in" draw:id="id47" draw:layer="Master1-bg" draw:style-name="a375" draw:name="Rechteck 16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48" draw:layer="Master1-bg" draw:style-name="a378" draw:name="Rechteck 1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49" draw:layer="Master1-bg" draw:style-name="a381" draw:name="Rechteck 1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85" draw:name="Titel 1" svg:x="0.58333in" svg:y="0.29861in" svg:width="8.91667in" svg:height="0.95139in" presentation:class="title" presentation:placeholder="false">
        <draw:text-box>
          <text:p text:style-name="a384" text:class-names="" text:cond-style-name=""><text:span text:style-name="a382" text:class-names="">Titelmasterformat durch Klicken bearbeiten</text:span><text:span text:style-name="a383" text:class-names=""/></text:p>
        </draw:text-box>
        <svg:title/>
        <svg:desc/>
      </draw:frame>
      <draw:frame draw:id="id51" presentation:style-name="a402" draw:name="Inhaltsplatzhalter 10" svg:x="0.66667in" svg:y="2.66667in" svg:width="4.25in" svg:height="3.9166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ünfte Ebene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19" draw:name="Inhaltsplatzhalter 12" svg:x="5.25in" svg:y="2.66667in" svg:width="4.25in" svg:height="3.91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24" draw:name="Datumsplatzhalter 9" svg:x="6.66667in" svg:y="6.83333in" svg:width="2.91667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/></text:span><text:span text:style-name="a422" text:class-names=""/></text:p>
        </draw:text-box>
        <svg:title/>
        <svg:desc/>
      </draw:frame>
      <draw:frame draw:id="id54" presentation:style-name="a428" draw:name="Foliennummernplatzhalter 11" svg:x="0in" svg:y="1.39132in" svg:width="0.58333in" svg:height="0.26736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</draw:text-box>
        <svg:title/>
        <svg:desc/>
      </draw:frame>
      <draw:frame draw:id="id55" presentation:style-name="a431" draw:name="Fußzeilenplatzhalter 13" svg:x="0.66667in" svg:y="6.83312in" svg:width="5.92857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6" presentation:style-name="a435" draw:name="Textplatzhalter 15" svg:x="0.66667in" svg:y="1.91667in" svg:width="4.25in" svg:height="0.7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Textmasterformat bearbeiten</text:span></text:p>
            </text:list-item>
          </text:list>
        </draw:text-box>
        <svg:title/>
        <svg:desc/>
      </draw:frame>
      <draw:frame draw:id="id57" presentation:style-name="a439" draw:name="Textplatzhalter 14" svg:x="5.25in" svg:y="1.91667in" svg:width="4.25in" svg:height="0.7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472">
        <draw:frame draw:id="id8" presentation:style-name="a442" draw:name="Kopfzeilenplatzhalter 1" svg:x="0in" svg:y="0in" svg:width="3.25in" svg:height="0.5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9" presentation:style-name="a447" draw:name="Datumsplatzhalter 2" svg:x="4.24826in" svg:y="0in" svg:width="3.25in" svg:height="0.5in" presentation:class="date-time" presentation:placeholder="false">
          <draw:text-box>
  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448" draw:name="Folienbildplatzhalter 3">
          <svg:title/>
          <svg:desc/>
        </draw:page-thumbnail>
        <draw:frame draw:id="id11" presentation:style-name="a464" draw:name="Notizenplatzhalter 4" svg:x="0.75in" svg:y="4.75in" svg:width="6in" svg:height="4.5in" presentation:class="notes" presentation:placeholder="false">
          <draw:text-box>
            <text:p text:style-name="a450" text:class-names="" text:cond-style-name=""><text:span text:style-name="a449" text:class-names="">Textmasterformat bearbeiten</text:span></text:p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Zweite Ebene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p text:style-name="a458" text:class-names="" text:cond-style-name=""><text:span text:style-name="a4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0" text:class-names="">Fünfte Ebene</text:span><text:span text:style-name="a4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3" presentation:style-name="a471" draw:name="Foliennummernplatzhalter 6" svg:x="4.24826in" svg:y="9.49826in" svg:width="3.25in" svg:height="0.5in" presentation:class="page-number" presentation:placeholder="false">
          <draw:text-box>
  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73">
      <draw:custom-shape svg:x="0in" svg:y="1.35in" svg:width="10in" svg:height="0.35in" draw:id="id58" draw:layer="Master1-bg" draw:style-name="a476" draw:name="Rechteck 5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59" draw:layer="Master1-bg" draw:style-name="a479" draw:name="Rechteck 6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60" draw:layer="Master1-bg" draw:style-name="a482" draw:name="Rechteck 7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486" draw:name="Titel 1" svg:x="0.66667in" svg:y="0.25in" svg:width="8.91667in" svg:height="1.08333in" presentation:class="title" presentation:placeholder="false">
        <draw:text-box>
          <text:p text:style-name="a485" text:class-names="" text:cond-style-name=""><text:span text:style-name="a483" text:class-names="">Titelmasterformat durch Klicken bearbeiten</text:span><text:span text:style-name="a484" text:class-names=""/></text:p>
        </draw:text-box>
        <svg:title/>
        <svg:desc/>
      </draw:frame>
      <draw:frame draw:id="id62" presentation:style-name="a491" draw:name="Datumsplatzhalter 2" svg:x="6.66667in" svg:y="6.83333in" svg:width="2.91667in" svg:height="0.39931in" presentation:class="date-time" presentation:placeholder="false">
        <draw:text-box>
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</draw:text-box>
        <svg:title/>
        <svg:desc/>
      </draw:frame>
      <draw:frame draw:id="id63" presentation:style-name="a494" draw:name="Fußzeilenplatzhalter 3" svg:x="0.66667in" svg:y="6.83312in" svg:width="5.92857in" svg:height="0.39931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4" presentation:style-name="a498" draw:name="Foliennummernplatzhalter 4" svg:x="0in" svg:y="1.39132in" svg:width="0.58333in" svg:height="0.26736in" presentation:class="page-number" presentation:placeholder="false">
        <draw:text-box>
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</draw:text-box>
        <svg:title/>
        <svg:desc/>
      </draw:frame>
      <presentation:notes style:page-layout-name="pageLayout2" draw:style-name="a531">
        <draw:frame draw:id="id8" presentation:style-name="a501" draw:name="Kopfzeilenplatzhalter 1" svg:x="0in" svg:y="0in" svg:width="3.25in" svg:height="0.5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6" draw:name="Datumsplatzhalter 2" svg:x="4.24826in" svg:y="0in" svg:width="3.25in" svg:height="0.5in" presentation:class="date-time" presentation:placeholder="false">
          <draw:text-box>
            <text:p text:style-name="a505" text:class-names="" text:cond-style-name=""><text:span text:style-name="a502" text:class-names=""><text:date text:fixed="false" style:data-style-name="a503"/></text:span><text:span text:style-name="a504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507" draw:name="Folienbildplatzhalter 3">
          <svg:title/>
          <svg:desc/>
        </draw:page-thumbnail>
        <draw:frame draw:id="id11" presentation:style-name="a523" draw:name="Notizenplatzhalter 4" svg:x="0.75in" svg:y="4.75in" svg:width="6in" svg:height="4.5in" presentation:class="notes" presentation:placeholder="false">
          <draw:text-box>
            <text:p text:style-name="a509" text:class-names="" text:cond-style-name=""><text:span text:style-name="a508" text:class-names="">Textmasterformat bearbeiten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Zweite Ebene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19" text:class-names="">Fünfte Ebene</text:span><text:span text:style-name="a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6" draw:name="Fußzeilenplatzhalter 5" svg:x="0in" svg:y="9.49826in" svg:width="3.25in" svg:height="0.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3" presentation:style-name="a530" draw:name="Foliennummernplatzhalter 6" svg:x="4.24826in" svg:y="9.49826in" svg:width="3.25in" svg:height="0.5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32">
      <draw:frame draw:id="id65" presentation:style-name="a537" draw:name="Datumsplatzhalter 1" svg:x="6.66667in" svg:y="6.83333in" svg:width="2.91667in" svg:height="0.39931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/></text:span><text:span text:style-name="a535" text:class-names=""/></text:p>
        </draw:text-box>
        <svg:title/>
        <svg:desc/>
      </draw:frame>
      <draw:frame draw:id="id66" presentation:style-name="a540" draw:name="Fußzeilenplatzhalter 2" svg:x="0.66667in" svg:y="6.83312in" svg:width="5.92857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7" presentation:style-name="a544" draw:name="Foliennummernplatzhalter 3" svg:x="0in" svg:y="6.83333in" svg:width="0.58333in" svg:height="0.41667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8" presentation:style-name="a547" draw:name="Kopfzeilenplatzhalter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2" draw:name="Datumsplatzhalter 2" svg:x="4.24826in" svg:y="0in" svg:width="3.25in" svg:height="0.5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553" draw:name="Folienbildplatzhalter 3">
          <svg:title/>
          <svg:desc/>
        </draw:page-thumbnail>
        <draw:frame draw:id="id11" presentation:style-name="a569" draw:name="Notizenplatzhalter 4" svg:x="0.75in" svg:y="4.75in" svg:width="6in" svg:height="4.5in" presentation:class="notes" presentation:placeholder="false">
          <draw:text-box>
            <text:p text:style-name="a555" text:class-names="" text:cond-style-name=""><text:span text:style-name="a554" text:class-names="">Textmasterformat bearbeiten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Zweite Ebene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ünfte Ebene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2" draw:name="Fußzeilenplatzhalter 5" svg:x="0in" svg:y="9.49826in" svg:width="3.25in" svg:height="0.5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3" presentation:style-name="a576" draw:name="Foliennummernplatzhalter 6" svg:x="4.24826in" svg:y="9.49826in" svg:width="3.25in" svg:height="0.5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78">
      <draw:custom-shape svg:x="0in" svg:y="1.35in" svg:width="10in" svg:height="0.35in" draw:id="id68" draw:layer="Master1-bg" draw:style-name="a581" draw:name="Rechteck 7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69" draw:layer="Master1-bg" draw:style-name="a584" draw:name="Rechteck 9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70" draw:layer="Master1-bg" draw:style-name="a587" draw:name="Rechteck 10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591" draw:name="Titel 1" svg:x="0.66667in" svg:y="0.29861in" svg:width="8.83333in" svg:height="0.95139in" presentation:class="title" presentation:placeholder="false">
        <draw:text-box>
          <text:p text:style-name="a590" text:class-names="" text:cond-style-name=""><text:span text:style-name="a588" text:class-names="">Titelmasterformat durch Klicken bearbeiten</text:span><text:span text:style-name="a589" text:class-names=""/></text:p>
        </draw:text-box>
        <svg:title/>
        <svg:desc/>
      </draw:frame>
      <draw:frame draw:id="id72" presentation:style-name="a596" draw:name="Datumsplatzhalter 4" svg:x="6.66667in" svg:y="6.83333in" svg:width="2.91667in" svg:height="0.39931in" presentation:class="date-time" presentation:placeholder="false">
        <draw:text-box>
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</draw:text-box>
        <svg:title/>
        <svg:desc/>
      </draw:frame>
      <draw:frame draw:id="id73" presentation:style-name="a599" draw:name="Fußzeilenplatzhalter 5" svg:x="0.66667in" svg:y="6.83312in" svg:width="5.92857in" svg:height="0.39931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74" presentation:style-name="a603" draw:name="Foliennummernplatzhalter 6" svg:x="0in" svg:y="1.39132in" svg:width="0.58333in" svg:height="0.26736in" presentation:class="page-number" presentation:placeholder="false">
        <draw:text-box>
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</draw:text-box>
        <svg:title/>
        <svg:desc/>
      </draw:frame>
      <draw:frame draw:id="id75" presentation:style-name="a607" draw:name="Textplatzhalter 2" svg:x="0.66667in" svg:y="1.91667in" svg:width="1.75in" svg:height="4.7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Textmasterformat bearbeiten</text:span></text:p>
            </text:list-item>
          </text:list>
        </draw:text-box>
        <svg:title/>
        <svg:desc/>
      </draw:frame>
      <draw:frame draw:id="id76" presentation:style-name="a624" draw:name="Inhaltsplatzhalter 8" svg:x="2.58333in" svg:y="1.91667in" svg:width="7in" svg:height="4.83333in" presentation:class="object" presentation:placeholder="false">
        <draw:text-box>
          <text:list text:style-name="a610">
            <text:list-item>
              <text:p text:style-name="a609" text:class-names="" text:cond-style-name=""><text:span text:style-name="a608" text:class-names="">Textmasterformat bearbeiten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Zweite Ebene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Fünfte Ebene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7">
        <draw:frame draw:id="id8" presentation:style-name="a627" draw:name="Kopfzeilenplatzhalter 1" svg:x="0in" svg:y="0in" svg:width="3.25in" svg:height="0.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2" draw:name="Datumsplatzhalter 2" svg:x="4.24826in" svg:y="0in" svg:width="3.25in" svg:height="0.5in" presentation:class="date-time" presentation:placeholder="false">
          <draw:text-box>
            <text:p text:style-name="a631" text:class-names="" text:cond-style-name=""><text:span text:style-name="a628" text:class-names=""><text:date text:fixed="false" style:data-style-name="a629"/></text:span><text:span text:style-name="a630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633" draw:name="Folienbildplatzhalter 3">
          <svg:title/>
          <svg:desc/>
        </draw:page-thumbnail>
        <draw:frame draw:id="id11" presentation:style-name="a649" draw:name="Notizenplatzhalter 4" svg:x="0.75in" svg:y="4.75in" svg:width="6in" svg:height="4.5in" presentation:class="notes" presentation:placeholder="false">
          <draw:text-box>
            <text:p text:style-name="a635" text:class-names="" text:cond-style-name=""><text:span text:style-name="a634" text:class-names="">Textmasterformat bearbeiten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Zweite Ebene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5" text:class-names="">Fünfte Ebene</text:span><text:span text:style-name="a6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2" draw:name="Fußzeilenplatzhalter 5" svg:x="0in" svg:y="9.49826in" svg:width="3.25in" svg:height="0.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3" presentation:style-name="a656" draw:name="Foliennummernplatzhalter 6" svg:x="4.24826in" svg:y="9.49826in" svg:width="3.25in" svg:height="0.5in" presentation:class="page-number" presentation:placeholder="false">
          <draw:text-box>
            <text:p text:style-name="a655" text:class-names="" text:cond-style-name=""><text:span text:style-name="a653" text:class-names=""><text:page-number style:num-format="1" text:fixed="false"/></text:span><text:span text:style-name="a654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59">
      <draw:frame draw:id="id77" presentation:style-name="a663" draw:name="Textplatzhalter 3" svg:x="1.75in" svg:y="6in" svg:width="8in" svg:height="0.7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Textmasterformat bearbeiten</text:span></text:p>
            </text:list-item>
          </text:list>
        </draw:text-box>
        <svg:title/>
        <svg:desc/>
      </draw:frame>
      <draw:custom-shape svg:x="-0.01in" svg:y="5in" svg:width="10in" svg:height="0.97in" draw:id="id78" draw:style-name="a666" draw:name="Rechteck 7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in" svg:y="5.1in" svg:width="1.6in" svg:height="0.78in" draw:id="id79" draw:style-name="a669" draw:name="Rechteck 8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9in" svg:y="5.09in" svg:width="8.31in" svg:height="0.78in" draw:id="id80" draw:style-name="a672" draw:name="Rechteck 9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676" draw:name="Titel 1" svg:x="1.75in" svg:y="5.08333in" svg:width="8in" svg:height="0.75in" presentation:class="title" presentation:placeholder="false">
        <draw:text-box>
          <text:p text:style-name="a675" text:class-names="" text:cond-style-name=""><text:span text:style-name="a673" text:class-names="">Titelmasterformat durch Klicken bearbeiten</text:span><text:span text:style-name="a674" text:class-names=""/></text:p>
        </draw:text-box>
        <svg:title/>
        <svg:desc/>
      </draw:frame>
      <draw:custom-shape svg:x="1.58333in" svg:y="0in" svg:width="0.11in" svg:height="7.51in" draw:id="id82" draw:style-name="a679" draw:name="Rechteck 10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84" draw:name="Datumsplatzhalter 11" svg:x="6.83333in" svg:y="6.83333in" svg:width="2.91667in" svg:height="0.39931in" presentation:class="date-time" presentation:placeholder="false">
        <draw:text-box>
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</draw:text-box>
        <svg:title/>
        <svg:desc/>
      </draw:frame>
      <draw:frame draw:id="id84" presentation:style-name="a688" draw:name="Foliennummernplatzhalter 12" svg:x="0in" svg:y="5.10417in" svg:width="1.58333in" svg:height="0.7257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/></text:span><text:span text:style-name="a686" text:class-names=""/></text:p>
        </draw:text-box>
        <svg:title/>
        <svg:desc/>
      </draw:frame>
      <draw:frame draw:id="id85" presentation:style-name="a691" draw:name="Fußzeilenplatzhalter 13" svg:x="1.75in" svg:y="6.83312in" svg:width="5in" svg:height="0.39931in" presentation:class="footer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86" presentation:style-name="a695" draw:name="Bildplatzhalter 2" svg:x="1.70667in" svg:y="0in" svg:width="8.29333in" svg:height="4.99667in" presentation:class="graphic" presentation:placeholder="false">
        <draw:text-box>
          <text:p text:style-name="a694" text:class-names="" text:cond-style-name=""><text:span text:style-name="a692" text:class-names="">Bild durch Klicken auf Symbol hinzufügen</text:span><text:span text:style-name="a693" text:class-names=""/></text:p>
        </draw:text-box>
        <svg:title/>
        <svg:desc/>
      </draw:frame>
      <presentation:notes style:page-layout-name="pageLayout2" draw:style-name="a728">
        <draw:frame draw:id="id8" presentation:style-name="a698" draw:name="Kopfzeilenplatzhalter 1" svg:x="0in" svg:y="0in" svg:width="3.25in" svg:height="0.5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9" presentation:style-name="a703" draw:name="Datumsplatzhalter 2" svg:x="4.24826in" svg:y="0in" svg:width="3.25in" svg:height="0.5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704" draw:name="Folienbildplatzhalter 3">
          <svg:title/>
          <svg:desc/>
        </draw:page-thumbnail>
        <draw:frame draw:id="id11" presentation:style-name="a720" draw:name="Notizenplatzhalter 4" svg:x="0.75in" svg:y="4.75in" svg:width="6in" svg:height="4.5in" presentation:class="notes" presentation:placeholder="false">
          <draw:text-box>
            <text:p text:style-name="a706" text:class-names="" text:cond-style-name=""><text:span text:style-name="a705" text:class-names="">Textmasterformat bearbeit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Zweite Ebene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ünfte Ebene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3" draw:name="Fußzeilenplatzhalter 5" svg:x="0in" svg:y="9.49826in" svg:width="3.25in" svg:height="0.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3" presentation:style-name="a727" draw:name="Foliennummernplatzhalter 6" svg:x="4.24826in" svg:y="9.49826in" svg:width="3.25in" svg:height="0.5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29">
      <draw:custom-shape svg:x="0in" svg:y="1.35in" svg:width="10in" svg:height="0.35in" draw:id="id87" draw:layer="Master1-bg" draw:style-name="a732" draw:name="Rechteck 6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4in" svg:width="0.58333in" svg:height="0.25in" draw:id="id88" draw:layer="Master1-bg" draw:style-name="a735" draw:name="Rechteck 7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4583in" svg:y="1.4in" svg:width="9.35417in" svg:height="0.25in" draw:id="id89" draw:layer="Master1-bg" draw:style-name="a738" draw:name="Rechteck 8">
        <svg:title/>
        <svg:desc/>
        <text:p text:style-name="a737" text:class-names="" text:cond-style-name=""><text:span text:style-name="a7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742" draw:name="Titel 1" svg:x="0.66667in" svg:y="0.25in" svg:width="8.91667in" svg:height="1.08333in" presentation:class="title" presentation:placeholder="false">
        <draw:text-box>
          <text:p text:style-name="a741" text:class-names="" text:cond-style-name=""><text:span text:style-name="a739" text:class-names="">Titelmasterformat durch Klicken bearbeiten</text:span><text:span text:style-name="a740" text:class-names=""/></text:p>
        </draw:text-box>
        <svg:title/>
        <svg:desc/>
      </draw:frame>
      <draw:frame draw:id="id91" presentation:style-name="a759" draw:name="Vertikaler Textplatzhalter 2" svg:x="0.67in" svg:y="1.75in" svg:width="8.91667in" svg:height="4.95in" presentation:class="outline" presentation:placeholder="false">
        <draw:text-box>
          <text:list text:style-name="a745">
            <text:list-item>
              <text:p text:style-name="a744" text:class-names="" text:cond-style-name=""><text:span text:style-name="a743" text:class-names="">Textmasterformat bearbeiten</text:span></text:p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Zweite Ebene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5" text:class-names="">Fünfte Ebene</text:span><text:span text:style-name="a7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4" draw:name="Datumsplatzhalter 3" svg:x="6.66667in" svg:y="6.83333in" svg:width="2.91667in" svg:height="0.39931in" presentation:class="date-time" presentation:placeholder="false">
        <draw:text-box>
          <text:p text:style-name="a763" text:class-names="" text:cond-style-name=""><text:span text:style-name="a760" text:class-names=""><text:date text:fixed="false" style:data-style-name="a761"/></text:span><text:span text:style-name="a762" text:class-names=""/></text:p>
        </draw:text-box>
        <svg:title/>
        <svg:desc/>
      </draw:frame>
      <draw:frame draw:id="id93" presentation:style-name="a767" draw:name="Fußzeilenplatzhalter 4" svg:x="0.66667in" svg:y="6.83312in" svg:width="5.92857in" svg:height="0.39931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94" presentation:style-name="a771" draw:name="Foliennummernplatzhalter 5" svg:x="0in" svg:y="1.39132in" svg:width="0.58333in" svg:height="0.26736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</draw:text-box>
        <svg:title/>
        <svg:desc/>
      </draw:frame>
      <presentation:notes style:page-layout-name="pageLayout2" draw:style-name="a804">
        <draw:frame draw:id="id8" presentation:style-name="a774" draw:name="Kopfzeilenplatzhalter 1" svg:x="0in" svg:y="0in" svg:width="3.25in" svg:height="0.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9" presentation:style-name="a779" draw:name="Datumsplatzhalter 2" svg:x="4.24826in" svg:y="0in" svg:width="3.25in" svg:height="0.5in" presentation:class="date-time" presentation:placeholder="false">
          <draw:text-box>
            <text:p text:style-name="a778" text:class-names="" text:cond-style-name=""><text:span text:style-name="a775" text:class-names=""><text:date text:fixed="false" style:data-style-name="a776"/></text:span><text:span text:style-name="a777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780" draw:name="Folienbildplatzhalter 3">
          <svg:title/>
          <svg:desc/>
        </draw:page-thumbnail>
        <draw:frame draw:id="id11" presentation:style-name="a796" draw:name="Notizenplatzhalter 4" svg:x="0.75in" svg:y="4.75in" svg:width="6in" svg:height="4.5in" presentation:class="notes" presentation:placeholder="false">
          <draw:text-box>
            <text:p text:style-name="a782" text:class-names="" text:cond-style-name=""><text:span text:style-name="a781" text:class-names="">Textmasterformat bearbeiten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Zweite Ebene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list text:style-name="a795">
                              <text:list-item>
                                <text:p text:style-name="a794" text:class-names="" text:cond-style-name=""><text:span text:style-name="a792" text:class-names="">Fünfte Ebene</text:span><text:span text:style-name="a7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9" draw:name="Fußzeilenplatzhalter 5" svg:x="0in" svg:y="9.49826in" svg:width="3.25in" svg:height="0.5in" presentation:class="foot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3" presentation:style-name="a803" draw:name="Foliennummernplatzhalter 6" svg:x="4.24826in" svg:y="9.49826in" svg:width="3.25in" svg:height="0.5in" presentation:class="page-number" presentation:placeholder="false">
          <draw:text-box>
            <text:p text:style-name="a802" text:class-names="" text:cond-style-name=""><text:span text:style-name="a800" text:class-names=""><text:page-number style:num-format="1" text:fixed="false"/></text:span><text:span text:style-name="a801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05">
      <draw:frame draw:id="id95" presentation:style-name="a809" draw:name="Vertikaler Titel 1" svg:x="7.16667in" svg:y="0.66667in" svg:width="2.25in" svg:height="6.03299in" presentation:class="title" presentation:placeholder="false">
        <draw:text-box>
          <text:p text:style-name="a808" text:class-names="" text:cond-style-name=""><text:span text:style-name="a806" text:class-names="">Titelmasterformat durch Klicken bearbeiten</text:span><text:span text:style-name="a807" text:class-names=""/></text:p>
        </draw:text-box>
        <svg:title/>
        <svg:desc/>
      </draw:frame>
      <draw:frame draw:id="id96" presentation:style-name="a826" draw:name="Vertikaler Textplatzhalter 2" svg:x="0.5in" svg:y="0.66667in" svg:width="6.08333in" svg:height="6.03299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Textmasterformat bearbeiten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Zweite Ebene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ünfte Ebene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831" draw:name="Datumsplatzhalter 3" svg:x="7.16667in" svg:y="6.83334in" svg:width="2.41667in" svg:height="0.39931in" presentation:class="date-time" presentation:placeholder="false">
        <draw:text-box>
          <text:p text:style-name="a830" text:class-names="" text:cond-style-name=""><text:span text:style-name="a827" text:class-names=""><text:date text:fixed="false" style:data-style-name="a828"/></text:span><text:span text:style-name="a829" text:class-names=""/></text:p>
        </draw:text-box>
        <svg:title/>
        <svg:desc/>
      </draw:frame>
      <draw:frame draw:id="id98" presentation:style-name="a834" draw:name="Fußzeilenplatzhalter 4" svg:x="0.5in" svg:y="6.83312in" svg:width="6.09524in" svg:height="0.39931in" presentation:class="footer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custom-shape svg:x="6.66701in" svg:y="0in" svg:width="0.35in" svg:height="7.5in" draw:id="id99" draw:style-name="a837" draw:name="Rechteck 6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1701in" svg:y="0.66667in" svg:width="0.25in" svg:height="6.83333in" draw:id="id100" draw:style-name="a840" draw:name="Rechteck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1701in" svg:y="0in" svg:width="0.25in" svg:height="0.58333in" draw:id="id101" draw:style-name="a843" draw:name="Rechteck 8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847" draw:transform="translate(-0.29167in -0.13368in) rotate(-1.5708) translate(6.84201in 0.29167in)" draw:name="Foliennummernplatzhalter 5" svg:width="0.58333in" svg:height="0.26736in" presentation:class="page-number" presentation:placeholder="false">
        <draw:text-box>
          <text:p text:style-name="a846" text:class-names="" text:cond-style-name=""><text:span text:style-name="a844" text:class-names=""><text:page-number style:num-format="1" text:fixed="false"/></text:span><text:span text:style-name="a845" text:class-names=""/></text:p>
        </draw:text-box>
        <svg:title/>
        <svg:desc/>
      </draw:frame>
      <presentation:notes style:page-layout-name="pageLayout2" draw:style-name="a880">
        <draw:frame draw:id="id8" presentation:style-name="a850" draw:name="Kopfzeilenplatzhalter 1" svg:x="0in" svg:y="0in" svg:width="3.25in" svg:height="0.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" presentation:style-name="a855" draw:name="Datumsplatzhalter 2" svg:x="4.24826in" svg:y="0in" svg:width="3.25in" svg:height="0.5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/></text:span><text:span text:style-name="a853" text:class-names=""/></text:p>
          </draw:text-box>
          <svg:title/>
          <svg:desc/>
        </draw:frame>
        <draw:page-thumbnail svg:x="1.25in" svg:y="0.75in" svg:width="5in" svg:height="3.75in" presentation:class="page" draw:id="id10" presentation:style-name="a856" draw:name="Folienbildplatzhalter 3">
          <svg:title/>
          <svg:desc/>
        </draw:page-thumbnail>
        <draw:frame draw:id="id11" presentation:style-name="a872" draw:name="Notizenplatzhalter 4" svg:x="0.75in" svg:y="4.75in" svg:width="6in" svg:height="4.5in" presentation:class="notes" presentation:placeholder="false">
          <draw:text-box>
            <text:p text:style-name="a858" text:class-names="" text:cond-style-name=""><text:span text:style-name="a857" text:class-names="">Textmasterformat bearbeiten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Zweite Ebene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8" text:class-names="">Fünfte Ebene</text:span><text:span text:style-name="a8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5" draw:name="Fußzeilenplatzhalter 5" svg:x="0in" svg:y="9.49826in" svg:width="3.25in" svg:height="0.5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3" presentation:style-name="a879" draw:name="Foliennummernplatzhalter 6" svg:x="4.24826in" svg:y="9.49826in" svg:width="3.25in" svg:height="0.5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mplementation des RSA Verschlüsselungs-algorithmus in Haskell</dc:title>
    <meta:initial-creator>chregi</meta:initial-creator>
    <dc:creator>chregi</dc:creator>
    <meta:creation-date>2013-06-11T09:19:08Z</meta:creation-date>
    <dc:date>2013-06-11T10:30:48Z</dc:date>
    <meta:template xlink:href="Median" xlink:type="simple"/>
    <meta:editing-cycles>1</meta:editing-cycles>
    <meta:editing-duration>PT0S</meta:editing-duration>
    <meta:document-statistic meta:paragraph-count="90" meta:word-count="504"/>
  </office:meta>
</office:document-meta>
</file>

<file path=Object 1/content.xml><?xml version="1.0" encoding="utf-8"?>
<mml:math xmlns:mml="http://www.w3.org/1998/Math/MathML" display="block">
  <mml:msup>
    <mml:mi>b</mml:mi>
    <mml:mi>x</mml:mi>
  </mml:msup>
  <mml:mo> </mml:mo>
  <mml:mi>m</mml:mi>
  <mml:mi>o</mml:mi>
  <mml:mi>d</mml:mi>
  <mml:mo> </mml:mo>
  <mml:mi>m</mml:mi>
</mml:math>
</file>

<file path=Object 10/content.xml><?xml version="1.0" encoding="utf-8"?>
<mml:math xmlns:mml="http://www.w3.org/1998/Math/MathML" display="block">
  <mml:mi>c</mml:mi>
  <mml:mo>=</mml:mo>
  <mml:msup>
    <mml:mi>m</mml:mi>
    <mml:mi>e</mml:mi>
  </mml:msup>
  <mml:mi>m</mml:mi>
  <mml:mi>o</mml:mi>
  <mml:mi>d</mml:mi>
  <mml:mo> </mml:mo>
  <mml:mi>n</mml:mi>
</mml:math>
</file>

<file path=Object 11/content.xml><?xml version="1.0" encoding="utf-8"?>
<mml:math xmlns:mml="http://www.w3.org/1998/Math/MathML" display="block">
  <mml:mi>m</mml:mi>
  <mml:mo>=</mml:mo>
  <mml:msup>
    <mml:mi>c</mml:mi>
    <mml:mi>d</mml:mi>
  </mml:msup>
  <mml:mi>m</mml:mi>
  <mml:mi>o</mml:mi>
  <mml:mi>d</mml:mi>
  <mml:mo> </mml:mo>
  <mml:mi>n</mml:mi>
</mml:math>
</file>

<file path=Object 2/content.xml><?xml version="1.0" encoding="utf-8"?>
<mml:math xmlns:mml="http://www.w3.org/1998/Math/MathML" display="block">
  <mml:mi>g</mml:mi>
  <mml:mi>g</mml:mi>
  <mml:mi>T</mml:mi>
  <mml:mfenced>
    <mml:mrow>
      <mml:mi>a</mml:mi>
      <mml:mo>,</mml:mo>
      <mml:mi>b</mml:mi>
    </mml:mrow>
  </mml:mfenced>
  <mml:mo>=</mml:mo>
  <mml:mi>s</mml:mi>
  <mml:mo> </mml:mo>
  <mml:mo>∗</mml:mo>
  <mml:mi>a</mml:mi>
  <mml:mo>+</mml:mo>
  <mml:mi>t</mml:mi>
  <mml:mo> </mml:mo>
  <mml:mo>∗</mml:mo>
  <mml:mi>b</mml:mi>
</mml:math>
</file>

<file path=Object 3/content.xml><?xml version="1.0" encoding="utf-8"?>
<mml:math xmlns:mml="http://www.w3.org/1998/Math/MathML" display="block">
  <mml:mi>d</mml:mi>
  <mml:mo>=</mml:mo>
  <mml:mo fence="false">(</mml:mo>
  <mml:mi>g</mml:mi>
  <mml:mi>g</mml:mi>
  <mml:mi>T</mml:mi>
  <mml:mfenced>
    <mml:mrow>
      <mml:mi>a</mml:mi>
      <mml:mo>,</mml:mo>
      <mml:mi>b</mml:mi>
    </mml:mrow>
  </mml:mfenced>
  <mml:mo>,</mml:mo>
  <mml:mi>s</mml:mi>
  <mml:mo>,</mml:mo>
  <mml:mi>t</mml:mi>
  <mml:mo fence="false">)</mml:mo>
</mml:math>
</file>

<file path=Object 4/content.xml><?xml version="1.0" encoding="utf-8"?>
<mml:math xmlns:mml="http://www.w3.org/1998/Math/MathML" display="block">
  <mml:mi>p</mml:mi>
  <mml:mo> </mml:mo>
  <mml:mo>,</mml:mo>
  <mml:mi>q</mml:mi>
  <mml:mo> </mml:mo>
  <mml:mo>:</mml:mo>
  <mml:mi>P</mml:mi>
</mml:math>
</file>

<file path=Object 5/content.xml><?xml version="1.0" encoding="utf-8"?>
<mml:math xmlns:mml="http://www.w3.org/1998/Math/MathML" display="block">
  <mml:mi>n</mml:mi>
  <mml:mo>=</mml:mo>
  <mml:mi>p</mml:mi>
  <mml:mo>∗</mml:mo>
  <mml:mi>q</mml:mi>
  <mml:mo>,</mml:mo>
  <mml:mo> </mml:mo>
  <mml:mo> </mml:mo>
  <mml:mi>𝜑</mml:mi>
  <mml:mfenced>
    <mml:mi>n</mml:mi>
  </mml:mfenced>
  <mml:mo>=</mml:mo>
  <mml:mfenced>
    <mml:mrow>
      <mml:mi>p</mml:mi>
      <mml:mo>−</mml:mo>
      <mml:mn>1</mml:mn>
    </mml:mrow>
  </mml:mfenced>
  <mml:mo>∗</mml:mo>
  <mml:mo fence="false">(</mml:mo>
  <mml:mi>q</mml:mi>
  <mml:mo>−</mml:mo>
  <mml:mn>1</mml:mn>
  <mml:mo fence="false">)</mml:mo>
</mml:math>
</file>

<file path=Object 6/content.xml><?xml version="1.0" encoding="utf-8"?>
<mml:math xmlns:mml="http://www.w3.org/1998/Math/MathML" display="block">
  <mml:mi>e</mml:mi>
</mml:math>
</file>

<file path=Object 7/content.xml><?xml version="1.0" encoding="utf-8"?>
<mml:math xmlns:mml="http://www.w3.org/1998/Math/MathML" display="block">
  <mml:mi>𝜑</mml:mi>
  <mml:mfenced>
    <mml:mi>n</mml:mi>
  </mml:mfenced>
</mml:math>
</file>

<file path=Object 8/content.xml><?xml version="1.0" encoding="utf-8"?>
<mml:math xmlns:mml="http://www.w3.org/1998/Math/MathML" display="block">
  <mml:mn>1</mml:mn>
  <mml:mo>&lt;</mml:mo>
  <mml:mi>e</mml:mi>
  <mml:mo>&lt;</mml:mo>
  <mml:mi>𝜑</mml:mi>
  <mml:mo fence="false">(</mml:mo>
  <mml:mi>n</mml:mi>
  <mml:mo fence="false">)</mml:mo>
</mml:math>
</file>

<file path=Object 9/content.xml><?xml version="1.0" encoding="utf-8"?>
<mml:math xmlns:mml="http://www.w3.org/1998/Math/MathML" display="block">
  <mml:mi>e</mml:mi>
  <mml:mo>∗</mml:mo>
  <mml:mi>d</mml:mi>
  <mml:mo>≡</mml:mo>
  <mml:mn>1</mml:mn>
  <mml:mo> </mml:mo>
  <mml:mi>m</mml:mi>
  <mml:mi>o</mml:mi>
  <mml:mi>d</mml:mi>
  <mml:mo> </mml:mo>
  <mml:mi>𝜑</mml:mi>
  <mml:mfenced>
    <mml:mi>n</mml:mi>
  </mml:mfenced>
</mml:math>
</file>